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0923239715086148">
            <text:p>0.09</text:p>
          </table:table-cell>
          <table:table-cell>
            <draw:frame table:end-cell-address="Sheet1.P37" table:end-x="0.5886in" table:end-y="0.0622in" draw:z-index="0" draw:style-name="gr1" svg:width="12.1063in" svg:height="5.9984in" svg:x="0.0394in" svg:y="0.0413in">
              <draw:object draw:notify-on-update-of-ranges="Sheet1.A1:Sheet1.A499 Sheet1.B1:Sheet1.B4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674722415226732">
            <text:p>0.07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33201823272228">
            <text:p>0.13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761474442067618">
            <text:p>0.08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80626990151653">
            <text:p>0.0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882523926878771">
            <text:p>0.0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772788059573366">
            <text:p>0.0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78975509807058">
            <text:p>0.08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579052523046313">
            <text:p>0.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803846748705103">
            <text:p>0.08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75510400769163">
            <text:p>0.0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11571596179216">
            <text:p>0.12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117376813469666">
            <text:p>0.12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855216337665703">
            <text:p>0.09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497779443176726">
            <text:p>0.05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765388277781403">
            <text:p>0.08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688167747988622">
            <text:p>0.0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961909603909611">
            <text:p>0.1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677848271079302">
            <text:p>0.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99280495666938">
            <text:p>0.1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757916846943048">
            <text:p>0.08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802363977214238">
            <text:p>0.08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81203196075434">
            <text:p>0.08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82490419346902">
            <text:p>0.08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795024529728804">
            <text:p>0.08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663310787496958">
            <text:p>0.07</text:p>
          </table:table-cell>
          <table:table-cell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79795477766538">
            <text:p>0.08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703578645639045">
            <text:p>0.07</text:p>
          </table:table-cell>
          <table:table-cell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643039587001511">
            <text:p>0.0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93029495535255">
            <text:p>0.06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837274936635028">
            <text:p>0.08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908907712868306">
            <text:p>0.09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891862703489948">
            <text:p>0.09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686993890506228">
            <text:p>0.07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972403534523821">
            <text:p>0.1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763494891688356">
            <text:p>0.08</text:p>
          </table:table-cell>
          <table:table-cell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810804971685832">
            <text:p>0.08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984061655495134">
            <text:p>0.1</text:p>
          </table:table-cell>
          <table:table-cell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100923681671677">
            <text:p>0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62429985518101">
            <text:p>0.09</text:p>
          </table:table-cell>
          <table:table-cell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102484002575073">
            <text:p>0.1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767724866121124">
            <text:p>0.08</text:p>
          </table:table-cell>
          <table:table-cell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100389103913548">
            <text:p>0.1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798550138548852">
            <text:p>0.08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642714174857792">
            <text:p>0.06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0896911800011472">
            <text:p>0.09</text:p>
          </table:table-cell>
          <table:table-cell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0604944853841539">
            <text:p>0.06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0893763227409816">
            <text:p>0.09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0848858061713911">
            <text:p>0.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11306908660915">
            <text:p>0.08</text:p>
          </table:table-cell>
          <table:table-cell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0856780457826306">
            <text:p>0.09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807966398535554">
            <text:p>0.08</text:p>
          </table:table-cell>
          <table:table-cell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0658687370689483">
            <text:p>0.07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0906730308760786">
            <text:p>0.09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0792598277617805">
            <text:p>0.08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182159270211174">
            <text:p>0.18</text:p>
          </table:table-cell>
          <table:table-cell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0697331152980077">
            <text:p>0.07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0949008417298129">
            <text:p>0.09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0688800513639312">
            <text:p>0.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24946611896275">
            <text:p>0.09</text:p>
          </table:table-cell>
          <table:table-cell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067854485445396">
            <text:p>0.07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065977637442609">
            <text:p>0.07</text:p>
          </table:table-cell>
          <table:table-cell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104498273150536">
            <text:p>0.1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103248312292672">
            <text:p>0.1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0780284510084959">
            <text:p>0.08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079970198311504">
            <text:p>0.08</text:p>
          </table:table-cell>
          <table:table-cell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0864701786274773">
            <text:p>0.09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0748537650117081">
            <text:p>0.07</text:p>
          </table:table-cell>
          <table:table-cell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0544837982719714">
            <text:p>0.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64927445161314">
            <text:p>0.07</text:p>
          </table:table-cell>
          <table:table-cell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0868924628348508">
            <text:p>0.09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0895131195284938">
            <text:p>0.09</text:p>
          </table:table-cell>
          <table:table-cell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0717475278050969">
            <text:p>0.07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0707812946763404">
            <text:p>0.07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751967591572642">
            <text:p>0.08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0731418237374484">
            <text:p>0.07</text:p>
          </table:table-cell>
          <table:table-cell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075911496109983">
            <text:p>0.08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109372576280742">
            <text:p>0.11</text:p>
          </table:table-cell>
          <table:table-cell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0636795591806271">
            <text:p>0.0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8674299074335">
            <text:p>0.12</text:p>
          </table:table-cell>
          <table:table-cell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134467741646022">
            <text:p>0.13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0997040761935154">
            <text:p>0.1</text:p>
          </table:table-cell>
          <table:table-cell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0871393290924785">
            <text:p>0.09</text:p>
          </table:table-cell>
          <table:table-cell/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0758326177700524">
            <text:p>0.08</text:p>
          </table:table-cell>
          <table:table-cell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086200306919727">
            <text:p>0.09</text:p>
          </table:table-cell>
          <table:table-cell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075151443879816">
            <text:p>0.08</text:p>
          </table:table-cell>
          <table:table-cell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0.077146834638553">
            <text:p>0.08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0.13029808797026">
            <text:p>0.13</text:p>
          </table:table-cell>
          <table:table-cell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100506504927515">
            <text:p>0.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52058279271069">
            <text:p>0.08</text:p>
          </table:table-cell>
          <table:table-cell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0.0748483778324538">
            <text:p>0.07</text:p>
          </table:table-cell>
          <table:table-cell/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088069464974748">
            <text:p>0.09</text:p>
          </table:table-cell>
          <table:table-cell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0.0731899598445929">
            <text:p>0.07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0706893287059206">
            <text:p>0.07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0845858947550336">
            <text:p>0.08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0828802007046797">
            <text:p>0.08</text:p>
          </table:table-cell>
          <table:table-cell/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0.0709219880177048">
            <text:p>0.07</text:p>
          </table:table-cell>
          <table:table-cell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0840754800130132">
            <text:p>0.08</text:p>
          </table:table-cell>
          <table:table-cell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0.0747618262642459">
            <text:p>0.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54208534490716">
            <text:p>0.08</text:p>
          </table:table-cell>
          <table:table-cell/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0.0973550121457318">
            <text:p>0.1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0.0772017399747389">
            <text:p>0.08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0.120614075834491">
            <text:p>0.12</text:p>
          </table:table-cell>
          <table:table-cell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0.108676091136612">
            <text:p>0.11</text:p>
          </table:table-cell>
          <table:table-cell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0.0950950902882835">
            <text:p>0.1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0.0906806473050093">
            <text:p>0.09</text:p>
          </table:table-cell>
          <table:table-cell/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0.0929291569891031">
            <text:p>0.09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0.0664481822451001">
            <text:p>0.07</text:p>
          </table:table-cell>
          <table:table-cell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0.11788867640177">
            <text:p>0.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45082819041342">
            <text:p>0.06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0.0901047239125788">
            <text:p>0.09</text:p>
          </table:table-cell>
          <table:table-cell/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0.0670126924132265">
            <text:p>0.07</text:p>
          </table:table-cell>
          <table:table-cell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0.0850184458266926">
            <text:p>0.09</text:p>
          </table:table-cell>
          <table:table-cell/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0.0676524495977031">
            <text:p>0.07</text:p>
          </table:table-cell>
          <table:table-cell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0.0753888638589991">
            <text:p>0.08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0.103081532037778">
            <text:p>0.1</text:p>
          </table:table-cell>
          <table:table-cell/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0.091552734307308">
            <text:p>0.09</text:p>
          </table:table-cell>
          <table:table-cell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0.0593192964507936">
            <text:p>0.06</text:p>
          </table:table-cell>
          <table:table-cell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0.077130759526086">
            <text:p>0.0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40714595012847">
            <text:p>0.07</text:p>
          </table:table-cell>
          <table:table-cell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0.078105697432129">
            <text:p>0.08</text:p>
          </table:table-cell>
          <table:table-cell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0.0719842415378191">
            <text:p>0.07</text:p>
          </table:table-cell>
          <table:table-cell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0.0798788781754379">
            <text:p>0.08</text:p>
          </table:table-cell>
          <table:table-cell/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0.102194819036751">
            <text:p>0.1</text:p>
          </table:table-cell>
          <table:table-cell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0771985889989661">
            <text:p>0.08</text:p>
          </table:table-cell>
          <table:table-cell/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0.090121155259456">
            <text:p>0.09</text:p>
          </table:table-cell>
          <table:table-cell/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0.0767683452146672">
            <text:p>0.08</text:p>
          </table:table-cell>
          <table:table-cell/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0.0920293281748354">
            <text:p>0.09</text:p>
          </table:table-cell>
          <table:table-cell/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0.092437994964425">
            <text:p>0.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75957771242842">
            <text:p>0.07</text:p>
          </table:table-cell>
          <table:table-cell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0.0817634527788426">
            <text:p>0.08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0931431808320576">
            <text:p>0.09</text:p>
          </table:table-cell>
          <table:table-cell/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0.081148121845079">
            <text:p>0.08</text:p>
          </table:table-cell>
          <table:table-cell/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0.0992411246076596">
            <text:p>0.1</text:p>
          </table:table-cell>
          <table:table-cell/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0.0821975812218447">
            <text:p>0.08</text:p>
          </table:table-cell>
          <table:table-cell/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0.0700506106075556">
            <text:p>0.07</text:p>
          </table:table-cell>
          <table:table-cell/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0.0776743679114725">
            <text:p>0.08</text:p>
          </table:table-cell>
          <table:table-cell/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0.0702690462316349">
            <text:p>0.07</text:p>
          </table:table-cell>
          <table:table-cell/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0.0827956818999176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06543604280228">
            <text:p>0.11</text:p>
          </table:table-cell>
          <table:table-cell/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0.0776031058088702">
            <text:p>0.08</text:p>
          </table:table-cell>
          <table:table-cell/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0.0775740966986673">
            <text:p>0.08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0.108660144083577">
            <text:p>0.11</text:p>
          </table:table-cell>
          <table:table-cell/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0.0861844480970436">
            <text:p>0.09</text:p>
          </table:table-cell>
          <table:table-cell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0.0834256688475693">
            <text:p>0.08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0.0699529256434736">
            <text:p>0.07</text:p>
          </table:table-cell>
          <table:table-cell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0.0866884175863956">
            <text:p>0.09</text:p>
          </table:table-cell>
          <table:table-cell/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0.107188910876439">
            <text:p>0.11</text:p>
          </table:table-cell>
          <table:table-cell/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0.0996046286769302">
            <text:p>0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86618760073253">
            <text:p>0.09</text:p>
          </table:table-cell>
          <table:table-cell/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0.0855524505348716">
            <text:p>0.09</text:p>
          </table:table-cell>
          <table:table-cell/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0.0875879233266809">
            <text:p>0.09</text:p>
          </table:table-cell>
          <table:table-cell/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0.079635417807863">
            <text:p>0.08</text:p>
          </table:table-cell>
          <table:table-cell/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0.0697755084986537">
            <text:p>0.07</text:p>
          </table:table-cell>
          <table:table-cell/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0.0798971361132063">
            <text:p>0.08</text:p>
          </table:table-cell>
          <table:table-cell/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0.0835169230354937">
            <text:p>0.08</text:p>
          </table:table-cell>
          <table:table-cell/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0.0832900502268787">
            <text:p>0.08</text:p>
          </table:table-cell>
          <table:table-cell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0.0823018027682372">
            <text:p>0.08</text:p>
          </table:table-cell>
          <table:table-cell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0.101512972077043">
            <text:p>0.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08411287386376">
            <text:p>0.08</text:p>
          </table:table-cell>
          <table:table-cell/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0.0868806705422308">
            <text:p>0.09</text:p>
          </table:table-cell>
          <table:table-cell/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0.106894469814225">
            <text:p>0.11</text:p>
          </table:table-cell>
          <table:table-cell/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0.0535408310515913">
            <text:p>0.05</text:p>
          </table:table-cell>
          <table:table-cell/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0.0789595017766122">
            <text:p>0.08</text:p>
          </table:table-cell>
          <table:table-cell/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0.0964513146946343">
            <text:p>0.1</text:p>
          </table:table-cell>
          <table:table-cell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0.079078659451222">
            <text:p>0.08</text:p>
          </table:table-cell>
          <table:table-cell/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0.0908308054362044">
            <text:p>0.09</text:p>
          </table:table-cell>
          <table:table-cell/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0.0890686293538018">
            <text:p>0.09</text:p>
          </table:table-cell>
          <table:table-cell/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0.0811327873176106">
            <text:p>0.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674703459727047">
            <text:p>0.07</text:p>
          </table:table-cell>
          <table:table-cell/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0.0879693086169037">
            <text:p>0.09</text:p>
          </table:table-cell>
          <table:table-cell/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0.0736423188016253">
            <text:p>0.07</text:p>
          </table:table-cell>
          <table:table-cell/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0.0898345814944229">
            <text:p>0.09</text:p>
          </table:table-cell>
          <table:table-cell/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0.0622616107415538">
            <text:p>0.06</text:p>
          </table:table-cell>
          <table:table-cell/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0.0543877298380894">
            <text:p>0.05</text:p>
          </table:table-cell>
          <table:table-cell/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0.093202884250354">
            <text:p>0.09</text:p>
          </table:table-cell>
          <table:table-cell/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0.0775297132710215">
            <text:p>0.08</text:p>
          </table:table-cell>
          <table:table-cell/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0.0802334298775329">
            <text:p>0.08</text:p>
          </table:table-cell>
          <table:table-cell/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0.0843454797457085">
            <text:p>0.0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860385770711188">
            <text:p>0.09</text:p>
          </table:table-cell>
          <table:table-cell/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0.110819922035443">
            <text:p>0.11</text:p>
          </table:table-cell>
          <table:table-cell/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0.0695486979504651">
            <text:p>0.07</text:p>
          </table:table-cell>
          <table:table-cell/>
        </table:table-row>
        <table:table-row table:style-name="ro1">
          <table:table-cell office:value-type="float" office:value="18.3">
            <text:p>18.3</text:p>
          </table:table-cell>
          <table:table-cell office:value-type="float" office:value="0.0750162825932531">
            <text:p>0.08</text:p>
          </table:table-cell>
          <table:table-cell/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0.0801329865876237">
            <text:p>0.08</text:p>
          </table:table-cell>
          <table:table-cell/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0.0772050260629222">
            <text:p>0.08</text:p>
          </table:table-cell>
          <table:table-cell/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0.0593560693423045">
            <text:p>0.06</text:p>
          </table:table-cell>
          <table:table-cell/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0.101584546918744">
            <text:p>0.1</text:p>
          </table:table-cell>
          <table:table-cell/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0.0763830487479853">
            <text:p>0.08</text:p>
          </table:table-cell>
          <table:table-cell/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0.0563064023311915">
            <text:p>0.0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764041818810833">
            <text:p>0.08</text:p>
          </table:table-cell>
          <table:table-cell/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0.114392865904368">
            <text:p>0.11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0.101715269368266">
            <text:p>0.1</text:p>
          </table:table-cell>
          <table:table-cell/>
        </table:table-row>
        <table:table-row table:style-name="ro1">
          <table:table-cell office:value-type="float" office:value="19.3">
            <text:p>19.3</text:p>
          </table:table-cell>
          <table:table-cell office:value-type="float" office:value="0.07953076868003">
            <text:p>0.08</text:p>
          </table:table-cell>
          <table:table-cell/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0.0627541677732714">
            <text:p>0.06</text:p>
          </table:table-cell>
          <table:table-cell/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0.109990246861693">
            <text:p>0.11</text:p>
          </table:table-cell>
          <table:table-cell/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0.068545831318266">
            <text:p>0.07</text:p>
          </table:table-cell>
          <table:table-cell/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0.0873019003800173">
            <text:p>0.09</text:p>
          </table:table-cell>
          <table:table-cell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0.129237274208777">
            <text:p>0.13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0.0744227749346222">
            <text:p>0.0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01378270271256">
            <text:p>0.1</text:p>
          </table:table-cell>
          <table:table-cell/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0.130988361001847">
            <text:p>0.13</text:p>
          </table:table-cell>
          <table:table-cell/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0.0741943016691977">
            <text:p>0.07</text:p>
          </table:table-cell>
          <table:table-cell/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0.0745073943661099">
            <text:p>0.07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0.100587688004833">
            <text:p>0.1</text:p>
          </table:table-cell>
          <table:table-cell/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0.0666058996237551">
            <text:p>0.07</text:p>
          </table:table-cell>
          <table:table-cell/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0.0982577692014218">
            <text:p>0.1</text:p>
          </table:table-cell>
          <table:table-cell/>
        </table:table-row>
        <table:table-row table:style-name="ro1">
          <table:table-cell office:value-type="float" office:value="20.7">
            <text:p>20.7</text:p>
          </table:table-cell>
          <table:table-cell office:value-type="float" office:value="0.118639655165314">
            <text:p>0.12</text:p>
          </table:table-cell>
          <table:table-cell/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0.0750558200763645">
            <text:p>0.08</text:p>
          </table:table-cell>
          <table:table-cell/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0.0892554041044196">
            <text:p>0.0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00850101042">
            <text:p>0.08</text:p>
          </table:table-cell>
          <table:table-cell/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0.0736703055942782">
            <text:p>0.07</text:p>
          </table:table-cell>
          <table:table-cell/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0.0652577987997277">
            <text:p>0.07</text:p>
          </table:table-cell>
          <table:table-cell/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0.0874922755686541">
            <text:p>0.09</text:p>
          </table:table-cell>
          <table:table-cell/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0.101179299192527">
            <text:p>0.1</text:p>
          </table:table-cell>
          <table:table-cell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0.086753118300155">
            <text:p>0.09</text:p>
          </table:table-cell>
          <table:table-cell/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0.0734876890429815">
            <text:p>0.07</text:p>
          </table:table-cell>
          <table:table-cell/>
        </table:table-row>
        <table:table-row table:style-name="ro1">
          <table:table-cell office:value-type="float" office:value="21.7">
            <text:p>21.7</text:p>
          </table:table-cell>
          <table:table-cell office:value-type="float" office:value="0.10356220616954">
            <text:p>0.1</text:p>
          </table:table-cell>
          <table:table-cell/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0.0785701604971785">
            <text:p>0.08</text:p>
          </table:table-cell>
          <table:table-cell/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0.069892943529136">
            <text:p>0.0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23887903539227">
            <text:p>0.12</text:p>
          </table:table-cell>
          <table:table-cell/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0.0657712606461491">
            <text:p>0.07</text:p>
          </table:table-cell>
          <table:table-cell/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0.0902987831430619">
            <text:p>0.09</text:p>
          </table:table-cell>
          <table:table-cell/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0.0803977763486999">
            <text:p>0.08</text:p>
          </table:table-cell>
          <table:table-cell/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0.093023818412579">
            <text:p>0.09</text:p>
          </table:table-cell>
          <table:table-cell/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0.085305624618108">
            <text:p>0.09</text:p>
          </table:table-cell>
          <table:table-cell/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0.0858602320303571">
            <text:p>0.09</text:p>
          </table:table-cell>
          <table:table-cell/>
        </table:table-row>
        <table:table-row table:style-name="ro1">
          <table:table-cell office:value-type="float" office:value="22.7">
            <text:p>22.7</text:p>
          </table:table-cell>
          <table:table-cell office:value-type="float" office:value="0.0829236172899657">
            <text:p>0.08</text:p>
          </table:table-cell>
          <table:table-cell/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0.0999378628946909">
            <text:p>0.1</text:p>
          </table:table-cell>
          <table:table-cell/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0.081655496228362">
            <text:p>0.0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703108934318584">
            <text:p>0.07</text:p>
          </table:table-cell>
          <table:table-cell/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0.0763574602869497">
            <text:p>0.08</text:p>
          </table:table-cell>
          <table:table-cell/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0.0863463310765423">
            <text:p>0.09</text:p>
          </table:table-cell>
          <table:table-cell/>
        </table:table-row>
        <table:table-row table:style-name="ro1">
          <table:table-cell office:value-type="float" office:value="23.3">
            <text:p>23.3</text:p>
          </table:table-cell>
          <table:table-cell office:value-type="float" office:value="0.0606505518867976">
            <text:p>0.06</text:p>
          </table:table-cell>
          <table:table-cell/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0.104179038928779">
            <text:p>0.1</text:p>
          </table:table-cell>
          <table:table-cell/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0.0714015421742438">
            <text:p>0.07</text:p>
          </table:table-cell>
          <table:table-cell/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0.083369902330986">
            <text:p>0.08</text:p>
          </table:table-cell>
          <table:table-cell/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0.0643451661375799">
            <text:p>0.06</text:p>
          </table:table-cell>
          <table:table-cell/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0.100310018603202">
            <text:p>0.1</text:p>
          </table:table-cell>
          <table:table-cell/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0.0944799456618033">
            <text:p>0.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852489276371111">
            <text:p>0.09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0.0804519023849992">
            <text:p>0.08</text:p>
          </table:table-cell>
          <table:table-cell/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0.0908205074119948">
            <text:p>0.09</text:p>
          </table:table-cell>
          <table:table-cell/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0.0756958741514934">
            <text:p>0.08</text:p>
          </table:table-cell>
          <table:table-cell/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0.0935586820020838">
            <text:p>0.09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0.0813960052518592">
            <text:p>0.08</text:p>
          </table:table-cell>
          <table:table-cell/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0.0944086458954259">
            <text:p>0.09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0.105349641745617">
            <text:p>0.11</text:p>
          </table:table-cell>
          <table:table-cell/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0.0965450770212736">
            <text:p>0.1</text:p>
          </table:table-cell>
          <table:table-cell/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0.140953113080728">
            <text:p>0.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804863915451806">
            <text:p>0.08</text:p>
          </table:table-cell>
          <table:table-cell/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0.0709466287199561">
            <text:p>0.07</text:p>
          </table:table-cell>
          <table:table-cell/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0.0861294609276709">
            <text:p>0.09</text:p>
          </table:table-cell>
          <table:table-cell/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0.0861281059674308">
            <text:p>0.09</text:p>
          </table:table-cell>
          <table:table-cell/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0.182677398461194">
            <text:p>0.18</text:p>
          </table:table-cell>
          <table:table-cell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0.081921355527958">
            <text:p>0.08</text:p>
          </table:table-cell>
          <table:table-cell/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0.078201072465071">
            <text:p>0.08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 office:value-type="float" office:value="0.0643131097758309">
            <text:p>0.06</text:p>
          </table:table-cell>
          <table:table-cell/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0.0594555092829367">
            <text:p>0.06</text:p>
          </table:table-cell>
          <table:table-cell/>
        </table:table-row>
        <table:table-row table:style-name="ro1">
          <table:table-cell office:value-type="float" office:value="25.9">
            <text:p>25.9</text:p>
          </table:table-cell>
          <table:table-cell office:value-type="float" office:value="0.0821378707994322">
            <text:p>0.0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31766877540952">
            <text:p>0.09</text:p>
          </table:table-cell>
          <table:table-cell/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0.0875007699099927">
            <text:p>0.09</text:p>
          </table:table-cell>
          <table:table-cell/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0.0761753160500011">
            <text:p>0.08</text:p>
          </table:table-cell>
          <table:table-cell/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0.0999987747327891">
            <text:p>0.1</text:p>
          </table:table-cell>
          <table:table-cell/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0.0948317312336972">
            <text:p>0.09</text:p>
          </table:table-cell>
          <table:table-cell/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0.0813902058428886">
            <text:p>0.08</text:p>
          </table:table-cell>
          <table:table-cell/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0.0801404872775159">
            <text:p>0.08</text:p>
          </table:table-cell>
          <table:table-cell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0662864449848584">
            <text:p>0.07</text:p>
          </table:table-cell>
          <table:table-cell/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0.0772973329870947">
            <text:p>0.08</text:p>
          </table:table-cell>
          <table:table-cell/>
        </table:table-row>
        <table:table-row table:style-name="ro1">
          <table:table-cell office:value-type="float" office:value="26.9">
            <text:p>26.9</text:p>
          </table:table-cell>
          <table:table-cell office:value-type="float" office:value="0.0746807412408375">
            <text:p>0.0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793451564438153">
            <text:p>0.08</text:p>
          </table:table-cell>
          <table:table-cell/>
        </table:table-row>
        <table:table-row table:style-name="ro1">
          <table:table-cell office:value-type="float" office:value="27.1">
            <text:p>27.1</text:p>
          </table:table-cell>
          <table:table-cell office:value-type="float" office:value="0.0744792799006315">
            <text:p>0.07</text:p>
          </table:table-cell>
          <table:table-cell/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0.0858356849925733">
            <text:p>0.09</text:p>
          </table:table-cell>
          <table:table-cell/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0.0713870049472114">
            <text:p>0.07</text:p>
          </table:table-cell>
          <table:table-cell/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0.0800872268999458">
            <text:p>0.08</text:p>
          </table:table-cell>
          <table:table-cell/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0.0903590650308375">
            <text:p>0.09</text:p>
          </table:table-cell>
          <table:table-cell/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0.0784194498417914">
            <text:p>0.08</text:p>
          </table:table-cell>
          <table:table-cell/>
        </table:table-row>
        <table:table-row table:style-name="ro1">
          <table:table-cell office:value-type="float" office:value="27.7">
            <text:p>27.7</text:p>
          </table:table-cell>
          <table:table-cell office:value-type="float" office:value="0.0879767553046566">
            <text:p>0.09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0.0797738557580833">
            <text:p>0.08</text:p>
          </table:table-cell>
          <table:table-cell/>
        </table:table-row>
        <table:table-row table:style-name="ro1">
          <table:table-cell office:value-type="float" office:value="27.9">
            <text:p>27.9</text:p>
          </table:table-cell>
          <table:table-cell office:value-type="float" office:value="0.0947088241642929">
            <text:p>0.0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07178528939471">
            <text:p>0.11</text:p>
          </table:table-cell>
          <table:table-cell/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0.0998906034226188">
            <text:p>0.1</text:p>
          </table:table-cell>
          <table:table-cell/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0.0899866703547153">
            <text:p>0.09</text:p>
          </table:table-cell>
          <table:table-cell/>
        </table:table-row>
        <table:table-row table:style-name="ro1">
          <table:table-cell office:value-type="float" office:value="28.3">
            <text:p>28.3</text:p>
          </table:table-cell>
          <table:table-cell office:value-type="float" office:value="0.0738625232410429">
            <text:p>0.07</text:p>
          </table:table-cell>
          <table:table-cell/>
        </table:table-row>
        <table:table-row table:style-name="ro1">
          <table:table-cell office:value-type="float" office:value="28.4">
            <text:p>28.4</text:p>
          </table:table-cell>
          <table:table-cell office:value-type="float" office:value="0.09674621997664">
            <text:p>0.1</text:p>
          </table:table-cell>
          <table:table-cell/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0.072359236970344">
            <text:p>0.07</text:p>
          </table:table-cell>
          <table:table-cell/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0.078123782930042">
            <text:p>0.08</text:p>
          </table:table-cell>
          <table:table-cell/>
        </table:table-row>
        <table:table-row table:style-name="ro1">
          <table:table-cell office:value-type="float" office:value="28.7">
            <text:p>28.7</text:p>
          </table:table-cell>
          <table:table-cell office:value-type="float" office:value="0.0833399539951142">
            <text:p>0.08</text:p>
          </table:table-cell>
          <table:table-cell/>
        </table:table-row>
        <table:table-row table:style-name="ro1">
          <table:table-cell office:value-type="float" office:value="28.8">
            <text:p>28.8</text:p>
          </table:table-cell>
          <table:table-cell office:value-type="float" office:value="0.0779710185504075">
            <text:p>0.08</text:p>
          </table:table-cell>
          <table:table-cell/>
        </table:table-row>
        <table:table-row table:style-name="ro1">
          <table:table-cell office:value-type="float" office:value="28.9">
            <text:p>28.9</text:p>
          </table:table-cell>
          <table:table-cell office:value-type="float" office:value="0.0650028703646422">
            <text:p>0.0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64181668819547">
            <text:p>0.09</text:p>
          </table:table-cell>
          <table:table-cell/>
        </table:table-row>
        <table:table-row table:style-name="ro1">
          <table:table-cell office:value-type="float" office:value="29.1">
            <text:p>29.1</text:p>
          </table:table-cell>
          <table:table-cell office:value-type="float" office:value="0.0699539563769932">
            <text:p>0.07</text:p>
          </table:table-cell>
          <table:table-cell/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0.0804742257709917">
            <text:p>0.08</text:p>
          </table:table-cell>
          <table:table-cell/>
        </table:table-row>
        <table:table-row table:style-name="ro1">
          <table:table-cell office:value-type="float" office:value="29.3">
            <text:p>29.3</text:p>
          </table:table-cell>
          <table:table-cell office:value-type="float" office:value="0.0700511930473905">
            <text:p>0.0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0.0726237591546132">
            <text:p>0.07</text:p>
          </table:table-cell>
          <table:table-cell/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0.087035466512154">
            <text:p>0.09</text:p>
          </table:table-cell>
          <table:table-cell/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0.08521416212196">
            <text:p>0.09</text:p>
          </table:table-cell>
          <table:table-cell/>
        </table:table-row>
        <table:table-row table:style-name="ro1">
          <table:table-cell office:value-type="float" office:value="29.7">
            <text:p>29.7</text:p>
          </table:table-cell>
          <table:table-cell office:value-type="float" office:value="0.0857925300119847">
            <text:p>0.09</text:p>
          </table:table-cell>
          <table:table-cell/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0.0894514695473815">
            <text:p>0.09</text:p>
          </table:table-cell>
          <table:table-cell/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0.0852742139500998">
            <text:p>0.0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696252987372158">
            <text:p>0.07</text:p>
          </table:table-cell>
          <table:table-cell/>
        </table:table-row>
        <table:table-row table:style-name="ro1">
          <table:table-cell office:value-type="float" office:value="30.1">
            <text:p>30.1</text:p>
          </table:table-cell>
          <table:table-cell office:value-type="float" office:value="0.0965842661839975">
            <text:p>0.1</text:p>
          </table:table-cell>
          <table:table-cell/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0.0552017528596968">
            <text:p>0.06</text:p>
          </table:table-cell>
          <table:table-cell/>
        </table:table-row>
        <table:table-row table:style-name="ro1">
          <table:table-cell office:value-type="float" office:value="30.3">
            <text:p>30.3</text:p>
          </table:table-cell>
          <table:table-cell office:value-type="float" office:value="0.0932017158960475">
            <text:p>0.09</text:p>
          </table:table-cell>
          <table:table-cell/>
        </table:table-row>
        <table:table-row table:style-name="ro1">
          <table:table-cell office:value-type="float" office:value="30.4">
            <text:p>30.4</text:p>
          </table:table-cell>
          <table:table-cell office:value-type="float" office:value="0.0883556181563946">
            <text:p>0.09</text:p>
          </table:table-cell>
          <table:table-cell/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0.116501179151384">
            <text:p>0.12</text:p>
          </table:table-cell>
          <table:table-cell/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0.0958809219800281">
            <text:p>0.1</text:p>
          </table:table-cell>
          <table:table-cell/>
        </table:table-row>
        <table:table-row table:style-name="ro1">
          <table:table-cell office:value-type="float" office:value="30.7">
            <text:p>30.7</text:p>
          </table:table-cell>
          <table:table-cell office:value-type="float" office:value="0.0778787635060216">
            <text:p>0.08</text:p>
          </table:table-cell>
          <table:table-cell/>
        </table:table-row>
        <table:table-row table:style-name="ro1">
          <table:table-cell office:value-type="float" office:value="30.8">
            <text:p>30.8</text:p>
          </table:table-cell>
          <table:table-cell office:value-type="float" office:value="0.0938017580492274">
            <text:p>0.09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 office:value-type="float" office:value="0.0833664143492221">
            <text:p>0.0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07333437411154">
            <text:p>0.11</text:p>
          </table:table-cell>
          <table:table-cell/>
        </table:table-row>
        <table:table-row table:style-name="ro1">
          <table:table-cell office:value-type="float" office:value="31.1">
            <text:p>31.1</text:p>
          </table:table-cell>
          <table:table-cell office:value-type="float" office:value="0.0965519462911689">
            <text:p>0.1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 office:value-type="float" office:value="0.075247730032206">
            <text:p>0.0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 office:value-type="float" office:value="0.0844854294715587">
            <text:p>0.08</text:p>
          </table:table-cell>
          <table:table-cell/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0.0508456644126609">
            <text:p>0.05</text:p>
          </table:table-cell>
          <table:table-cell/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0.0797211499210719">
            <text:p>0.08</text:p>
          </table:table-cell>
          <table:table-cell/>
        </table:table-row>
        <table:table-row table:style-name="ro1">
          <table:table-cell office:value-type="float" office:value="31.6">
            <text:p>31.6</text:p>
          </table:table-cell>
          <table:table-cell office:value-type="float" office:value="0.0857990765475949">
            <text:p>0.09</text:p>
          </table:table-cell>
          <table:table-cell/>
        </table:table-row>
        <table:table-row table:style-name="ro1">
          <table:table-cell office:value-type="float" office:value="31.7">
            <text:p>31.7</text:p>
          </table:table-cell>
          <table:table-cell office:value-type="float" office:value="0.084121007624207">
            <text:p>0.08</text:p>
          </table:table-cell>
          <table:table-cell/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0.0711686076327997">
            <text:p>0.07</text:p>
          </table:table-cell>
          <table:table-cell/>
        </table:table-row>
        <table:table-row table:style-name="ro1">
          <table:table-cell office:value-type="float" office:value="31.9">
            <text:p>31.9</text:p>
          </table:table-cell>
          <table:table-cell office:value-type="float" office:value="0.0716988093347972">
            <text:p>0.0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656066484952297">
            <text:p>0.07</text:p>
          </table:table-cell>
          <table:table-cell/>
        </table:table-row>
        <table:table-row table:style-name="ro1">
          <table:table-cell office:value-type="float" office:value="32.1">
            <text:p>32.1</text:p>
          </table:table-cell>
          <table:table-cell office:value-type="float" office:value="0.0891852823930672">
            <text:p>0.09</text:p>
          </table:table-cell>
          <table:table-cell/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0.0882020886950263">
            <text:p>0.09</text:p>
          </table:table-cell>
          <table:table-cell/>
        </table:table-row>
        <table:table-row table:style-name="ro1">
          <table:table-cell office:value-type="float" office:value="32.3">
            <text:p>32.3</text:p>
          </table:table-cell>
          <table:table-cell office:value-type="float" office:value="0.09166520649315">
            <text:p>0.09</text:p>
          </table:table-cell>
          <table:table-cell/>
        </table:table-row>
        <table:table-row table:style-name="ro1">
          <table:table-cell office:value-type="float" office:value="32.4">
            <text:p>32.4</text:p>
          </table:table-cell>
          <table:table-cell office:value-type="float" office:value="0.0972953118661252">
            <text:p>0.1</text:p>
          </table:table-cell>
          <table:table-cell/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0.0885513990756088">
            <text:p>0.09</text:p>
          </table:table-cell>
          <table:table-cell/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0.0656355284039663">
            <text:p>0.07</text:p>
          </table:table-cell>
          <table:table-cell/>
        </table:table-row>
        <table:table-row table:style-name="ro1">
          <table:table-cell office:value-type="float" office:value="32.7">
            <text:p>32.7</text:p>
          </table:table-cell>
          <table:table-cell office:value-type="float" office:value="0.0756613217360153">
            <text:p>0.08</text:p>
          </table:table-cell>
          <table:table-cell/>
        </table:table-row>
        <table:table-row table:style-name="ro1">
          <table:table-cell office:value-type="float" office:value="32.8">
            <text:p>32.8</text:p>
          </table:table-cell>
          <table:table-cell office:value-type="float" office:value="0.0853359937808169">
            <text:p>0.09</text:p>
          </table:table-cell>
          <table:table-cell/>
        </table:table-row>
        <table:table-row table:style-name="ro1">
          <table:table-cell office:value-type="float" office:value="32.9">
            <text:p>32.9</text:p>
          </table:table-cell>
          <table:table-cell office:value-type="float" office:value="0.0685853602385552">
            <text:p>0.0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69625870949328">
            <text:p>0.07</text:p>
          </table:table-cell>
          <table:table-cell/>
        </table:table-row>
        <table:table-row table:style-name="ro1">
          <table:table-cell office:value-type="float" office:value="33.1">
            <text:p>33.1</text:p>
          </table:table-cell>
          <table:table-cell office:value-type="float" office:value="0.0793196704444056">
            <text:p>0.08</text:p>
          </table:table-cell>
          <table:table-cell/>
        </table:table-row>
        <table:table-row table:style-name="ro1">
          <table:table-cell office:value-type="float" office:value="33.2">
            <text:p>33.2</text:p>
          </table:table-cell>
          <table:table-cell office:value-type="float" office:value="0.0874416204761852">
            <text:p>0.09</text:p>
          </table:table-cell>
          <table:table-cell/>
        </table:table-row>
        <table:table-row table:style-name="ro1">
          <table:table-cell office:value-type="float" office:value="33.3">
            <text:p>33.3</text:p>
          </table:table-cell>
          <table:table-cell office:value-type="float" office:value="0.0795952643762736">
            <text:p>0.08</text:p>
          </table:table-cell>
          <table:table-cell/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0.0636551439114373">
            <text:p>0.06</text:p>
          </table:table-cell>
          <table:table-cell/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0.091069361689274">
            <text:p>0.09</text:p>
          </table:table-cell>
          <table:table-cell/>
        </table:table-row>
        <table:table-row table:style-name="ro1">
          <table:table-cell office:value-type="float" office:value="33.6">
            <text:p>33.6</text:p>
          </table:table-cell>
          <table:table-cell office:value-type="float" office:value="0.0856957281718433">
            <text:p>0.09</text:p>
          </table:table-cell>
          <table:table-cell/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0.0862501600766523">
            <text:p>0.09</text:p>
          </table:table-cell>
          <table:table-cell/>
        </table:table-row>
        <table:table-row table:style-name="ro1">
          <table:table-cell office:value-type="float" office:value="33.8">
            <text:p>33.8</text:p>
          </table:table-cell>
          <table:table-cell office:value-type="float" office:value="0.0820015770955253">
            <text:p>0.08</text:p>
          </table:table-cell>
          <table:table-cell/>
        </table:table-row>
        <table:table-row table:style-name="ro1">
          <table:table-cell office:value-type="float" office:value="33.9">
            <text:p>33.9</text:p>
          </table:table-cell>
          <table:table-cell office:value-type="float" office:value="0.0770717194337559">
            <text:p>0.0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22616767207243">
            <text:p>0.09</text:p>
          </table:table-cell>
          <table:table-cell/>
        </table:table-row>
        <table:table-row table:style-name="ro1">
          <table:table-cell office:value-type="float" office:value="34.1">
            <text:p>34.1</text:p>
          </table:table-cell>
          <table:table-cell office:value-type="float" office:value="0.0962071293255416">
            <text:p>0.1</text:p>
          </table:table-cell>
          <table:table-cell/>
        </table:table-row>
        <table:table-row table:style-name="ro1">
          <table:table-cell office:value-type="float" office:value="34.2">
            <text:p>34.2</text:p>
          </table:table-cell>
          <table:table-cell office:value-type="float" office:value="0.0739633075804407">
            <text:p>0.07</text:p>
          </table:table-cell>
          <table:table-cell/>
        </table:table-row>
        <table:table-row table:style-name="ro1">
          <table:table-cell office:value-type="float" office:value="34.3">
            <text:p>34.3</text:p>
          </table:table-cell>
          <table:table-cell office:value-type="float" office:value="0.0776081587138567">
            <text:p>0.08</text:p>
          </table:table-cell>
          <table:table-cell/>
        </table:table-row>
        <table:table-row table:style-name="ro1">
          <table:table-cell office:value-type="float" office:value="34.4">
            <text:p>34.4</text:p>
          </table:table-cell>
          <table:table-cell office:value-type="float" office:value="0.116125247736842">
            <text:p>0.12</text:p>
          </table:table-cell>
          <table:table-cell/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0.0867876194080815">
            <text:p>0.09</text:p>
          </table:table-cell>
          <table:table-cell/>
        </table:table-row>
        <table:table-row table:style-name="ro1">
          <table:table-cell office:value-type="float" office:value="34.6">
            <text:p>34.6</text:p>
          </table:table-cell>
          <table:table-cell office:value-type="float" office:value="0.0901676356251269">
            <text:p>0.09</text:p>
          </table:table-cell>
          <table:table-cell/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0.0934668322771138">
            <text:p>0.09</text:p>
          </table:table-cell>
          <table:table-cell/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0.0651891454214521">
            <text:p>0.07</text:p>
          </table:table-cell>
          <table:table-cell/>
        </table:table-row>
        <table:table-row table:style-name="ro1">
          <table:table-cell office:value-type="float" office:value="34.9">
            <text:p>34.9</text:p>
          </table:table-cell>
          <table:table-cell office:value-type="float" office:value="0.0752578503961805">
            <text:p>0.0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04692821311073">
            <text:p>0.09</text:p>
          </table:table-cell>
          <table:table-cell/>
        </table:table-row>
        <table:table-row table:style-name="ro1">
          <table:table-cell office:value-type="float" office:value="35.1">
            <text:p>35.1</text:p>
          </table:table-cell>
          <table:table-cell office:value-type="float" office:value="0.0847779918823092">
            <text:p>0.08</text:p>
          </table:table-cell>
          <table:table-cell/>
        </table:table-row>
        <table:table-row table:style-name="ro1">
          <table:table-cell office:value-type="float" office:value="35.2">
            <text:p>35.2</text:p>
          </table:table-cell>
          <table:table-cell office:value-type="float" office:value="0.087296610572888">
            <text:p>0.09</text:p>
          </table:table-cell>
          <table:table-cell/>
        </table:table-row>
        <table:table-row table:style-name="ro1">
          <table:table-cell office:value-type="float" office:value="35.3">
            <text:p>35.3</text:p>
          </table:table-cell>
          <table:table-cell office:value-type="float" office:value="0.0913254966916682">
            <text:p>0.09</text:p>
          </table:table-cell>
          <table:table-cell/>
        </table:table-row>
        <table:table-row table:style-name="ro1">
          <table:table-cell office:value-type="float" office:value="35.4">
            <text:p>35.4</text:p>
          </table:table-cell>
          <table:table-cell office:value-type="float" office:value="0.0762360586528515">
            <text:p>0.08</text:p>
          </table:table-cell>
          <table:table-cell/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0.0946620688612493">
            <text:p>0.0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 office:value-type="float" office:value="0.0833553402206684">
            <text:p>0.08</text:p>
          </table:table-cell>
          <table:table-cell/>
        </table:table-row>
        <table:table-row table:style-name="ro1">
          <table:table-cell office:value-type="float" office:value="35.7">
            <text:p>35.7</text:p>
          </table:table-cell>
          <table:table-cell office:value-type="float" office:value="0.089398070059779">
            <text:p>0.09</text:p>
          </table:table-cell>
          <table:table-cell/>
        </table:table-row>
        <table:table-row table:style-name="ro1">
          <table:table-cell office:value-type="float" office:value="35.8">
            <text:p>35.8</text:p>
          </table:table-cell>
          <table:table-cell office:value-type="float" office:value="0.0881116821654072">
            <text:p>0.09</text:p>
          </table:table-cell>
          <table:table-cell/>
        </table:table-row>
        <table:table-row table:style-name="ro1">
          <table:table-cell office:value-type="float" office:value="35.9">
            <text:p>35.9</text:p>
          </table:table-cell>
          <table:table-cell office:value-type="float" office:value="0.083372605950392">
            <text:p>0.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13709754420212">
            <text:p>0.11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 office:value-type="float" office:value="0.0668030760916811">
            <text:p>0.07</text:p>
          </table:table-cell>
          <table:table-cell/>
        </table:table-row>
        <table:table-row table:style-name="ro1">
          <table:table-cell office:value-type="float" office:value="36.2">
            <text:p>36.2</text:p>
          </table:table-cell>
          <table:table-cell office:value-type="float" office:value="0.0688179375235127">
            <text:p>0.07</text:p>
          </table:table-cell>
          <table:table-cell/>
        </table:table-row>
        <table:table-row table:style-name="ro1">
          <table:table-cell office:value-type="float" office:value="36.3">
            <text:p>36.3</text:p>
          </table:table-cell>
          <table:table-cell office:value-type="float" office:value="0.0811400339399147">
            <text:p>0.08</text:p>
          </table:table-cell>
          <table:table-cell/>
        </table:table-row>
        <table:table-row table:style-name="ro1">
          <table:table-cell office:value-type="float" office:value="36.4">
            <text:p>36.4</text:p>
          </table:table-cell>
          <table:table-cell office:value-type="float" office:value="0.0914519442110965">
            <text:p>0.09</text:p>
          </table:table-cell>
          <table:table-cell/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0.102800487283698">
            <text:p>0.1</text:p>
          </table:table-cell>
          <table:table-cell/>
        </table:table-row>
        <table:table-row table:style-name="ro1">
          <table:table-cell office:value-type="float" office:value="36.6">
            <text:p>36.6</text:p>
          </table:table-cell>
          <table:table-cell office:value-type="float" office:value="0.0923939772216759">
            <text:p>0.09</text:p>
          </table:table-cell>
          <table:table-cell/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0.0860292057726023">
            <text:p>0.09</text:p>
          </table:table-cell>
          <table:table-cell/>
        </table:table-row>
        <table:table-row table:style-name="ro1">
          <table:table-cell office:value-type="float" office:value="36.8">
            <text:p>36.8</text:p>
          </table:table-cell>
          <table:table-cell office:value-type="float" office:value="0.0745876457696522">
            <text:p>0.07</text:p>
          </table:table-cell>
          <table:table-cell/>
        </table:table-row>
        <table:table-row table:style-name="ro1">
          <table:table-cell office:value-type="float" office:value="36.9">
            <text:p>36.9</text:p>
          </table:table-cell>
          <table:table-cell office:value-type="float" office:value="0.0601276521333857">
            <text:p>0.0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80859265378628">
            <text:p>0.08</text:p>
          </table:table-cell>
          <table:table-cell/>
        </table:table-row>
        <table:table-row table:style-name="ro1">
          <table:table-cell office:value-type="float" office:value="37.1">
            <text:p>37.1</text:p>
          </table:table-cell>
          <table:table-cell office:value-type="float" office:value="0.0779688502266879">
            <text:p>0.08</text:p>
          </table:table-cell>
          <table:table-cell/>
        </table:table-row>
        <table:table-row table:style-name="ro1">
          <table:table-cell office:value-type="float" office:value="37.2">
            <text:p>37.2</text:p>
          </table:table-cell>
          <table:table-cell office:value-type="float" office:value="0.100963507557267">
            <text:p>0.1</text:p>
          </table:table-cell>
          <table:table-cell/>
        </table:table-row>
        <table:table-row table:style-name="ro1">
          <table:table-cell office:value-type="float" office:value="37.3">
            <text:p>37.3</text:p>
          </table:table-cell>
          <table:table-cell office:value-type="float" office:value="0.113067451640242">
            <text:p>0.11</text:p>
          </table:table-cell>
          <table:table-cell/>
        </table:table-row>
        <table:table-row table:style-name="ro1">
          <table:table-cell office:value-type="float" office:value="37.4">
            <text:p>37.4</text:p>
          </table:table-cell>
          <table:table-cell office:value-type="float" office:value="0.0664723991483871">
            <text:p>0.07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0.0998304524702544">
            <text:p>0.1</text:p>
          </table:table-cell>
          <table:table-cell/>
        </table:table-row>
        <table:table-row table:style-name="ro1">
          <table:table-cell office:value-type="float" office:value="37.6">
            <text:p>37.6</text:p>
          </table:table-cell>
          <table:table-cell office:value-type="float" office:value="0.0801706109735429">
            <text:p>0.08</text:p>
          </table:table-cell>
          <table:table-cell/>
        </table:table-row>
        <table:table-row table:style-name="ro1">
          <table:table-cell office:value-type="float" office:value="37.7">
            <text:p>37.7</text:p>
          </table:table-cell>
          <table:table-cell office:value-type="float" office:value="0.0837014042788068">
            <text:p>0.08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 office:value-type="float" office:value="0.0965765907371752">
            <text:p>0.1</text:p>
          </table:table-cell>
          <table:table-cell/>
        </table:table-row>
        <table:table-row table:style-name="ro1">
          <table:table-cell office:value-type="float" office:value="37.9">
            <text:p>37.9</text:p>
          </table:table-cell>
          <table:table-cell office:value-type="float" office:value="0.112443066711994">
            <text:p>0.1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803644689177773">
            <text:p>0.08</text:p>
          </table:table-cell>
          <table:table-cell/>
        </table:table-row>
        <table:table-row table:style-name="ro1">
          <table:table-cell office:value-type="float" office:value="38.1">
            <text:p>38.1</text:p>
          </table:table-cell>
          <table:table-cell office:value-type="float" office:value="0.0918077446224267">
            <text:p>0.09</text:p>
          </table:table-cell>
          <table:table-cell/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0.0680111701403991">
            <text:p>0.07</text:p>
          </table:table-cell>
          <table:table-cell/>
        </table:table-row>
        <table:table-row table:style-name="ro1">
          <table:table-cell office:value-type="float" office:value="38.3">
            <text:p>38.3</text:p>
          </table:table-cell>
          <table:table-cell office:value-type="float" office:value="0.0863874358901396">
            <text:p>0.09</text:p>
          </table:table-cell>
          <table:table-cell/>
        </table:table-row>
        <table:table-row table:style-name="ro1">
          <table:table-cell office:value-type="float" office:value="38.4">
            <text:p>38.4</text:p>
          </table:table-cell>
          <table:table-cell office:value-type="float" office:value="0.0747178313176133">
            <text:p>0.07</text:p>
          </table:table-cell>
          <table:table-cell/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0.106325416240012">
            <text:p>0.11</text:p>
          </table:table-cell>
          <table:table-cell/>
        </table:table-row>
        <table:table-row table:style-name="ro1">
          <table:table-cell office:value-type="float" office:value="38.6">
            <text:p>38.6</text:p>
          </table:table-cell>
          <table:table-cell office:value-type="float" office:value="0.0838189194036399">
            <text:p>0.08</text:p>
          </table:table-cell>
          <table:table-cell/>
        </table:table-row>
        <table:table-row table:style-name="ro1">
          <table:table-cell office:value-type="float" office:value="38.7">
            <text:p>38.7</text:p>
          </table:table-cell>
          <table:table-cell office:value-type="float" office:value="0.098888579239117">
            <text:p>0.1</text:p>
          </table:table-cell>
          <table:table-cell/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0.0993377126419505">
            <text:p>0.1</text:p>
          </table:table-cell>
          <table:table-cell/>
        </table:table-row>
        <table:table-row table:style-name="ro1">
          <table:table-cell office:value-type="float" office:value="38.9">
            <text:p>38.9</text:p>
          </table:table-cell>
          <table:table-cell office:value-type="float" office:value="0.0802830079296805">
            <text:p>0.0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817624083954605">
            <text:p>0.08</text:p>
          </table:table-cell>
          <table:table-cell/>
        </table:table-row>
        <table:table-row table:style-name="ro1">
          <table:table-cell office:value-type="float" office:value="39.1">
            <text:p>39.1</text:p>
          </table:table-cell>
          <table:table-cell office:value-type="float" office:value="0.0857630434591159">
            <text:p>0.09</text:p>
          </table:table-cell>
          <table:table-cell/>
        </table:table-row>
        <table:table-row table:style-name="ro1">
          <table:table-cell office:value-type="float" office:value="39.2">
            <text:p>39.2</text:p>
          </table:table-cell>
          <table:table-cell office:value-type="float" office:value="0.0905908679468227">
            <text:p>0.09</text:p>
          </table:table-cell>
          <table:table-cell/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0.0832062626556668">
            <text:p>0.08</text:p>
          </table:table-cell>
          <table:table-cell/>
        </table:table-row>
        <table:table-row table:style-name="ro1">
          <table:table-cell office:value-type="float" office:value="39.4">
            <text:p>39.4</text:p>
          </table:table-cell>
          <table:table-cell office:value-type="float" office:value="0.080272946647531">
            <text:p>0.08</text:p>
          </table:table-cell>
          <table:table-cell/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0.0746159113323416">
            <text:p>0.07</text:p>
          </table:table-cell>
          <table:table-cell/>
        </table:table-row>
        <table:table-row table:style-name="ro1">
          <table:table-cell office:value-type="float" office:value="39.6">
            <text:p>39.6</text:p>
          </table:table-cell>
          <table:table-cell office:value-type="float" office:value="0.0814565182839851">
            <text:p>0.08</text:p>
          </table:table-cell>
          <table:table-cell/>
        </table:table-row>
        <table:table-row table:style-name="ro1">
          <table:table-cell office:value-type="float" office:value="39.7">
            <text:p>39.7</text:p>
          </table:table-cell>
          <table:table-cell office:value-type="float" office:value="0.0691386075007058">
            <text:p>0.07</text:p>
          </table:table-cell>
          <table:table-cell/>
        </table:table-row>
        <table:table-row table:style-name="ro1">
          <table:table-cell office:value-type="float" office:value="39.8">
            <text:p>39.8</text:p>
          </table:table-cell>
          <table:table-cell office:value-type="float" office:value="0.10377044962587">
            <text:p>0.1</text:p>
          </table:table-cell>
          <table:table-cell/>
        </table:table-row>
        <table:table-row table:style-name="ro1">
          <table:table-cell office:value-type="float" office:value="39.9">
            <text:p>39.9</text:p>
          </table:table-cell>
          <table:table-cell office:value-type="float" office:value="0.0999750179418646">
            <text:p>0.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760605818335077">
            <text:p>0.08</text:p>
          </table:table-cell>
          <table:table-cell/>
        </table:table-row>
        <table:table-row table:style-name="ro1">
          <table:table-cell office:value-type="float" office:value="40.1">
            <text:p>40.1</text:p>
          </table:table-cell>
          <table:table-cell office:value-type="float" office:value="0.0892453959232009">
            <text:p>0.09</text:p>
          </table:table-cell>
          <table:table-cell/>
        </table:table-row>
        <table:table-row table:style-name="ro1">
          <table:table-cell office:value-type="float" office:value="40.2">
            <text:p>40.2</text:p>
          </table:table-cell>
          <table:table-cell office:value-type="float" office:value="0.0815258142044804">
            <text:p>0.08</text:p>
          </table:table-cell>
          <table:table-cell/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0.0682052863510662">
            <text:p>0.07</text:p>
          </table:table-cell>
          <table:table-cell/>
        </table:table-row>
        <table:table-row table:style-name="ro1">
          <table:table-cell office:value-type="float" office:value="40.4">
            <text:p>40.4</text:p>
          </table:table-cell>
          <table:table-cell office:value-type="float" office:value="0.0726674220280884">
            <text:p>0.07</text:p>
          </table:table-cell>
          <table:table-cell/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0.133838804758024">
            <text:p>0.13</text:p>
          </table:table-cell>
          <table:table-cell/>
        </table:table-row>
        <table:table-row table:style-name="ro1">
          <table:table-cell office:value-type="float" office:value="40.6">
            <text:p>40.6</text:p>
          </table:table-cell>
          <table:table-cell office:value-type="float" office:value="0.0638397252176677">
            <text:p>0.06</text:p>
          </table:table-cell>
          <table:table-cell/>
        </table:table-row>
        <table:table-row table:style-name="ro1">
          <table:table-cell office:value-type="float" office:value="40.7">
            <text:p>40.7</text:p>
          </table:table-cell>
          <table:table-cell office:value-type="float" office:value="0.0897805073935715">
            <text:p>0.09</text:p>
          </table:table-cell>
          <table:table-cell/>
        </table:table-row>
        <table:table-row table:style-name="ro1">
          <table:table-cell office:value-type="float" office:value="40.8">
            <text:p>40.8</text:p>
          </table:table-cell>
          <table:table-cell office:value-type="float" office:value="0.0850774524023812">
            <text:p>0.09</text:p>
          </table:table-cell>
          <table:table-cell/>
        </table:table-row>
        <table:table-row table:style-name="ro1">
          <table:table-cell office:value-type="float" office:value="40.9">
            <text:p>40.9</text:p>
          </table:table-cell>
          <table:table-cell office:value-type="float" office:value="0.086078203180804">
            <text:p>0.0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11208175833637">
            <text:p>0.09</text:p>
          </table:table-cell>
          <table:table-cell/>
        </table:table-row>
        <table:table-row table:style-name="ro1">
          <table:table-cell office:value-type="float" office:value="41.1">
            <text:p>41.1</text:p>
          </table:table-cell>
          <table:table-cell office:value-type="float" office:value="0.0799530116815836">
            <text:p>0.08</text:p>
          </table:table-cell>
          <table:table-cell/>
        </table:table-row>
        <table:table-row table:style-name="ro1">
          <table:table-cell office:value-type="float" office:value="41.2">
            <text:p>41.2</text:p>
          </table:table-cell>
          <table:table-cell office:value-type="float" office:value="0.111660378223983">
            <text:p>0.11</text:p>
          </table:table-cell>
          <table:table-cell/>
        </table:table-row>
        <table:table-row table:style-name="ro1">
          <table:table-cell office:value-type="float" office:value="41.3">
            <text:p>41.3</text:p>
          </table:table-cell>
          <table:table-cell office:value-type="float" office:value="0.0819776577701592">
            <text:p>0.08</text:p>
          </table:table-cell>
          <table:table-cell/>
        </table:table-row>
        <table:table-row table:style-name="ro1">
          <table:table-cell office:value-type="float" office:value="41.4">
            <text:p>41.4</text:p>
          </table:table-cell>
          <table:table-cell office:value-type="float" office:value="0.110622962359368">
            <text:p>0.11</text:p>
          </table:table-cell>
          <table:table-cell/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0.0790482055107582">
            <text:p>0.08</text:p>
          </table:table-cell>
          <table:table-cell/>
        </table:table-row>
        <table:table-row table:style-name="ro1">
          <table:table-cell office:value-type="float" office:value="41.6">
            <text:p>41.6</text:p>
          </table:table-cell>
          <table:table-cell office:value-type="float" office:value="0.0948876330396409">
            <text:p>0.09</text:p>
          </table:table-cell>
          <table:table-cell/>
        </table:table-row>
        <table:table-row table:style-name="ro1">
          <table:table-cell office:value-type="float" office:value="41.7">
            <text:p>41.7</text:p>
          </table:table-cell>
          <table:table-cell office:value-type="float" office:value="0.0979689429414962">
            <text:p>0.1</text:p>
          </table:table-cell>
          <table:table-cell/>
        </table:table-row>
        <table:table-row table:style-name="ro1">
          <table:table-cell office:value-type="float" office:value="41.8">
            <text:p>41.8</text:p>
          </table:table-cell>
          <table:table-cell office:value-type="float" office:value="0.0582186745735815">
            <text:p>0.06</text:p>
          </table:table-cell>
          <table:table-cell/>
        </table:table-row>
        <table:table-row table:style-name="ro1">
          <table:table-cell office:value-type="float" office:value="41.9">
            <text:p>41.9</text:p>
          </table:table-cell>
          <table:table-cell office:value-type="float" office:value="0.0925096626241924">
            <text:p>0.0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828671064140158">
            <text:p>0.08</text:p>
          </table:table-cell>
          <table:table-cell/>
        </table:table-row>
        <table:table-row table:style-name="ro1">
          <table:table-cell office:value-type="float" office:value="42.1">
            <text:p>42.1</text:p>
          </table:table-cell>
          <table:table-cell office:value-type="float" office:value="0.0971627571813894">
            <text:p>0.1</text:p>
          </table:table-cell>
          <table:table-cell/>
        </table:table-row>
        <table:table-row table:style-name="ro1">
          <table:table-cell office:value-type="float" office:value="42.2">
            <text:p>42.2</text:p>
          </table:table-cell>
          <table:table-cell office:value-type="float" office:value="0.0794849752648169">
            <text:p>0.08</text:p>
          </table:table-cell>
          <table:table-cell/>
        </table:table-row>
        <table:table-row table:style-name="ro1">
          <table:table-cell office:value-type="float" office:value="42.3">
            <text:p>42.3</text:p>
          </table:table-cell>
          <table:table-cell office:value-type="float" office:value="0.15114819573264">
            <text:p>0.15</text:p>
          </table:table-cell>
          <table:table-cell/>
        </table:table-row>
        <table:table-row table:style-name="ro1">
          <table:table-cell office:value-type="float" office:value="42.4">
            <text:p>42.4</text:p>
          </table:table-cell>
          <table:table-cell office:value-type="float" office:value="0.0966209607746039">
            <text:p>0.1</text:p>
          </table:table-cell>
          <table:table-cell/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0.0842937184463441">
            <text:p>0.08</text:p>
          </table:table-cell>
          <table:table-cell/>
        </table:table-row>
        <table:table-row table:style-name="ro1">
          <table:table-cell office:value-type="float" office:value="42.6">
            <text:p>42.6</text:p>
          </table:table-cell>
          <table:table-cell office:value-type="float" office:value="0.0651149885853983">
            <text:p>0.07</text:p>
          </table:table-cell>
          <table:table-cell/>
        </table:table-row>
        <table:table-row table:style-name="ro1">
          <table:table-cell office:value-type="float" office:value="42.7">
            <text:p>42.7</text:p>
          </table:table-cell>
          <table:table-cell office:value-type="float" office:value="0.0829454581463128">
            <text:p>0.08</text:p>
          </table:table-cell>
          <table:table-cell/>
        </table:table-row>
        <table:table-row table:style-name="ro1">
          <table:table-cell office:value-type="float" office:value="42.8">
            <text:p>42.8</text:p>
          </table:table-cell>
          <table:table-cell office:value-type="float" office:value="0.0843123799246836">
            <text:p>0.08</text:p>
          </table:table-cell>
          <table:table-cell/>
        </table:table-row>
        <table:table-row table:style-name="ro1">
          <table:table-cell office:value-type="float" office:value="42.9">
            <text:p>42.9</text:p>
          </table:table-cell>
          <table:table-cell office:value-type="float" office:value="0.0682482394683922">
            <text:p>0.0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06709329142449">
            <text:p>0.11</text:p>
          </table:table-cell>
          <table:table-cell/>
        </table:table-row>
        <table:table-row table:style-name="ro1">
          <table:table-cell office:value-type="float" office:value="43.1">
            <text:p>43.1</text:p>
          </table:table-cell>
          <table:table-cell office:value-type="float" office:value="0.084795457031001">
            <text:p>0.08</text:p>
          </table:table-cell>
          <table:table-cell/>
        </table:table-row>
        <table:table-row table:style-name="ro1">
          <table:table-cell office:value-type="float" office:value="43.2">
            <text:p>43.2</text:p>
          </table:table-cell>
          <table:table-cell office:value-type="float" office:value="0.0795944198114208">
            <text:p>0.08</text:p>
          </table:table-cell>
          <table:table-cell/>
        </table:table-row>
        <table:table-row table:style-name="ro1">
          <table:table-cell office:value-type="float" office:value="43.3">
            <text:p>43.3</text:p>
          </table:table-cell>
          <table:table-cell office:value-type="float" office:value="0.0696328140594684">
            <text:p>0.07</text:p>
          </table:table-cell>
          <table:table-cell/>
        </table:table-row>
        <table:table-row table:style-name="ro1">
          <table:table-cell office:value-type="float" office:value="43.4">
            <text:p>43.4</text:p>
          </table:table-cell>
          <table:table-cell office:value-type="float" office:value="0.0865678991985403">
            <text:p>0.09</text:p>
          </table:table-cell>
          <table:table-cell/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0.132276153171908">
            <text:p>0.13</text:p>
          </table:table-cell>
          <table:table-cell/>
        </table:table-row>
        <table:table-row table:style-name="ro1">
          <table:table-cell office:value-type="float" office:value="43.6">
            <text:p>43.6</text:p>
          </table:table-cell>
          <table:table-cell office:value-type="float" office:value="0.0700425663095064">
            <text:p>0.07</text:p>
          </table:table-cell>
          <table:table-cell/>
        </table:table-row>
        <table:table-row table:style-name="ro1">
          <table:table-cell office:value-type="float" office:value="43.7">
            <text:p>43.7</text:p>
          </table:table-cell>
          <table:table-cell office:value-type="float" office:value="0.0878072738602622">
            <text:p>0.09</text:p>
          </table:table-cell>
          <table:table-cell/>
        </table:table-row>
        <table:table-row table:style-name="ro1">
          <table:table-cell office:value-type="float" office:value="43.8">
            <text:p>43.8</text:p>
          </table:table-cell>
          <table:table-cell office:value-type="float" office:value="0.0571891023302665">
            <text:p>0.06</text:p>
          </table:table-cell>
          <table:table-cell/>
        </table:table-row>
        <table:table-row table:style-name="ro1">
          <table:table-cell office:value-type="float" office:value="43.9">
            <text:p>43.9</text:p>
          </table:table-cell>
          <table:table-cell office:value-type="float" office:value="0.0877818283318763">
            <text:p>0.0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72713156606936">
            <text:p>0.07</text:p>
          </table:table-cell>
          <table:table-cell/>
        </table:table-row>
        <table:table-row table:style-name="ro1">
          <table:table-cell office:value-type="float" office:value="44.1">
            <text:p>44.1</text:p>
          </table:table-cell>
          <table:table-cell office:value-type="float" office:value="0.074534174469932">
            <text:p>0.07</text:p>
          </table:table-cell>
          <table:table-cell/>
        </table:table-row>
        <table:table-row table:style-name="ro1">
          <table:table-cell office:value-type="float" office:value="44.2">
            <text:p>44.2</text:p>
          </table:table-cell>
          <table:table-cell office:value-type="float" office:value="0.0710243387993468">
            <text:p>0.07</text:p>
          </table:table-cell>
          <table:table-cell/>
        </table:table-row>
        <table:table-row table:style-name="ro1">
          <table:table-cell office:value-type="float" office:value="44.3">
            <text:p>44.3</text:p>
          </table:table-cell>
          <table:table-cell office:value-type="float" office:value="0.0799921478929748">
            <text:p>0.08</text:p>
          </table:table-cell>
          <table:table-cell/>
        </table:table-row>
        <table:table-row table:style-name="ro1">
          <table:table-cell office:value-type="float" office:value="44.4">
            <text:p>44.4</text:p>
          </table:table-cell>
          <table:table-cell office:value-type="float" office:value="0.0803188500510234">
            <text:p>0.08</text:p>
          </table:table-cell>
          <table:table-cell/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0.0947670936737198">
            <text:p>0.09</text:p>
          </table:table-cell>
          <table:table-cell/>
        </table:table-row>
        <table:table-row table:style-name="ro1">
          <table:table-cell office:value-type="float" office:value="44.6">
            <text:p>44.6</text:p>
          </table:table-cell>
          <table:table-cell office:value-type="float" office:value="0.0701608838075468">
            <text:p>0.07</text:p>
          </table:table-cell>
          <table:table-cell/>
        </table:table-row>
        <table:table-row table:style-name="ro1">
          <table:table-cell office:value-type="float" office:value="44.7">
            <text:p>44.7</text:p>
          </table:table-cell>
          <table:table-cell office:value-type="float" office:value="0.107761425558831">
            <text:p>0.11</text:p>
          </table:table-cell>
          <table:table-cell/>
        </table:table-row>
        <table:table-row table:style-name="ro1">
          <table:table-cell office:value-type="float" office:value="44.8">
            <text:p>44.8</text:p>
          </table:table-cell>
          <table:table-cell office:value-type="float" office:value="0.062409390811595">
            <text:p>0.06</text:p>
          </table:table-cell>
          <table:table-cell/>
        </table:table-row>
        <table:table-row table:style-name="ro1">
          <table:table-cell office:value-type="float" office:value="44.9">
            <text:p>44.9</text:p>
          </table:table-cell>
          <table:table-cell office:value-type="float" office:value="0.0502299117820861">
            <text:p>0.0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884408286966147">
            <text:p>0.09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 office:value-type="float" office:value="0.0868021172996331">
            <text:p>0.09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 office:value-type="float" office:value="0.0904936360989477">
            <text:p>0.09</text:p>
          </table:table-cell>
          <table:table-cell/>
        </table:table-row>
        <table:table-row table:style-name="ro1">
          <table:table-cell office:value-type="float" office:value="45.3">
            <text:p>45.3</text:p>
          </table:table-cell>
          <table:table-cell office:value-type="float" office:value="0.0764552954060348">
            <text:p>0.08</text:p>
          </table:table-cell>
          <table:table-cell/>
        </table:table-row>
        <table:table-row table:style-name="ro1">
          <table:table-cell office:value-type="float" office:value="45.4">
            <text:p>45.4</text:p>
          </table:table-cell>
          <table:table-cell office:value-type="float" office:value="0.102075944777132">
            <text:p>0.1</text:p>
          </table:table-cell>
          <table:table-cell/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0.0861656303084291">
            <text:p>0.09</text:p>
          </table:table-cell>
          <table:table-cell/>
        </table:table-row>
        <table:table-row table:style-name="ro1">
          <table:table-cell office:value-type="float" office:value="45.6">
            <text:p>45.6</text:p>
          </table:table-cell>
          <table:table-cell office:value-type="float" office:value="0.0770805393077116">
            <text:p>0.08</text:p>
          </table:table-cell>
          <table:table-cell/>
        </table:table-row>
        <table:table-row table:style-name="ro1">
          <table:table-cell office:value-type="float" office:value="45.7">
            <text:p>45.7</text:p>
          </table:table-cell>
          <table:table-cell office:value-type="float" office:value="0.0775798075814348">
            <text:p>0.08</text:p>
          </table:table-cell>
          <table:table-cell/>
        </table:table-row>
        <table:table-row table:style-name="ro1">
          <table:table-cell office:value-type="float" office:value="45.8">
            <text:p>45.8</text:p>
          </table:table-cell>
          <table:table-cell office:value-type="float" office:value="0.0671592084602409">
            <text:p>0.07</text:p>
          </table:table-cell>
          <table:table-cell/>
        </table:table-row>
        <table:table-row table:style-name="ro1">
          <table:table-cell office:value-type="float" office:value="45.9">
            <text:p>45.9</text:p>
          </table:table-cell>
          <table:table-cell office:value-type="float" office:value="0.127107065934429">
            <text:p>0.1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03023686774699">
            <text:p>0.1</text:p>
          </table:table-cell>
          <table:table-cell/>
        </table:table-row>
        <table:table-row table:style-name="ro1">
          <table:table-cell office:value-type="float" office:value="46.1">
            <text:p>46.1</text:p>
          </table:table-cell>
          <table:table-cell office:value-type="float" office:value="0.110896773684551">
            <text:p>0.11</text:p>
          </table:table-cell>
          <table:table-cell/>
        </table:table-row>
        <table:table-row table:style-name="ro1">
          <table:table-cell office:value-type="float" office:value="46.2">
            <text:p>46.2</text:p>
          </table:table-cell>
          <table:table-cell office:value-type="float" office:value="0.0739458505094892">
            <text:p>0.07</text:p>
          </table:table-cell>
          <table:table-cell/>
        </table:table-row>
        <table:table-row table:style-name="ro1">
          <table:table-cell office:value-type="float" office:value="46.3">
            <text:p>46.3</text:p>
          </table:table-cell>
          <table:table-cell office:value-type="float" office:value="0.0814195509714586">
            <text:p>0.08</text:p>
          </table:table-cell>
          <table:table-cell/>
        </table:table-row>
        <table:table-row table:style-name="ro1">
          <table:table-cell office:value-type="float" office:value="46.4">
            <text:p>46.4</text:p>
          </table:table-cell>
          <table:table-cell office:value-type="float" office:value="0.0950638567392539">
            <text:p>0.1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0.101340859951397">
            <text:p>0.1</text:p>
          </table:table-cell>
          <table:table-cell/>
        </table:table-row>
        <table:table-row table:style-name="ro1">
          <table:table-cell office:value-type="float" office:value="46.6">
            <text:p>46.6</text:p>
          </table:table-cell>
          <table:table-cell office:value-type="float" office:value="0.0747926564477867">
            <text:p>0.07</text:p>
          </table:table-cell>
          <table:table-cell/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0.0866584695356948">
            <text:p>0.09</text:p>
          </table:table-cell>
          <table:table-cell/>
        </table:table-row>
        <table:table-row table:style-name="ro1">
          <table:table-cell office:value-type="float" office:value="46.8">
            <text:p>46.8</text:p>
          </table:table-cell>
          <table:table-cell office:value-type="float" office:value="0.0859064487353405">
            <text:p>0.09</text:p>
          </table:table-cell>
          <table:table-cell/>
        </table:table-row>
        <table:table-row table:style-name="ro1">
          <table:table-cell office:value-type="float" office:value="46.9">
            <text:p>46.9</text:p>
          </table:table-cell>
          <table:table-cell office:value-type="float" office:value="0.0840374775398226">
            <text:p>0.0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653315551486522">
            <text:p>0.07</text:p>
          </table:table-cell>
          <table:table-cell/>
        </table:table-row>
        <table:table-row table:style-name="ro1">
          <table:table-cell office:value-type="float" office:value="47.1">
            <text:p>47.1</text:p>
          </table:table-cell>
          <table:table-cell office:value-type="float" office:value="0.0837935515755301">
            <text:p>0.08</text:p>
          </table:table-cell>
          <table:table-cell/>
        </table:table-row>
        <table:table-row table:style-name="ro1">
          <table:table-cell office:value-type="float" office:value="47.2">
            <text:p>47.2</text:p>
          </table:table-cell>
          <table:table-cell office:value-type="float" office:value="0.0812125943722102">
            <text:p>0.08</text:p>
          </table:table-cell>
          <table:table-cell/>
        </table:table-row>
        <table:table-row table:style-name="ro1">
          <table:table-cell office:value-type="float" office:value="47.3">
            <text:p>47.3</text:p>
          </table:table-cell>
          <table:table-cell office:value-type="float" office:value="0.0765124134650729">
            <text:p>0.08</text:p>
          </table:table-cell>
          <table:table-cell/>
        </table:table-row>
        <table:table-row table:style-name="ro1">
          <table:table-cell office:value-type="float" office:value="47.4">
            <text:p>47.4</text:p>
          </table:table-cell>
          <table:table-cell office:value-type="float" office:value="0.068930082890264">
            <text:p>0.07</text:p>
          </table:table-cell>
          <table:table-cell/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0.0801232117428489">
            <text:p>0.08</text:p>
          </table:table-cell>
          <table:table-cell/>
        </table:table-row>
        <table:table-row table:style-name="ro1">
          <table:table-cell office:value-type="float" office:value="47.6">
            <text:p>47.6</text:p>
          </table:table-cell>
          <table:table-cell office:value-type="float" office:value="0.0862645359791011">
            <text:p>0.09</text:p>
          </table:table-cell>
          <table:table-cell/>
        </table:table-row>
        <table:table-row table:style-name="ro1">
          <table:table-cell office:value-type="float" office:value="47.7">
            <text:p>47.7</text:p>
          </table:table-cell>
          <table:table-cell office:value-type="float" office:value="0.072860140501338">
            <text:p>0.07</text:p>
          </table:table-cell>
          <table:table-cell/>
        </table:table-row>
        <table:table-row table:style-name="ro1">
          <table:table-cell office:value-type="float" office:value="47.8">
            <text:p>47.8</text:p>
          </table:table-cell>
          <table:table-cell office:value-type="float" office:value="0.0677610158628541">
            <text:p>0.07</text:p>
          </table:table-cell>
          <table:table-cell/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0.0717136795122695">
            <text:p>0.0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889953813935041">
            <text:p>0.09</text:p>
          </table:table-cell>
          <table:table-cell/>
        </table:table-row>
        <table:table-row table:style-name="ro1">
          <table:table-cell office:value-type="float" office:value="48.1">
            <text:p>48.1</text:p>
          </table:table-cell>
          <table:table-cell office:value-type="float" office:value="0.0733255842610989">
            <text:p>0.07</text:p>
          </table:table-cell>
          <table:table-cell/>
        </table:table-row>
        <table:table-row table:style-name="ro1">
          <table:table-cell office:value-type="float" office:value="48.2">
            <text:p>48.2</text:p>
          </table:table-cell>
          <table:table-cell office:value-type="float" office:value="0.0797246191030893">
            <text:p>0.08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 office:value-type="float" office:value="0.101842034709206">
            <text:p>0.1</text:p>
          </table:table-cell>
          <table:table-cell/>
        </table:table-row>
        <table:table-row table:style-name="ro1">
          <table:table-cell office:value-type="float" office:value="48.4">
            <text:p>48.4</text:p>
          </table:table-cell>
          <table:table-cell office:value-type="float" office:value="0.0879863167373904">
            <text:p>0.09</text:p>
          </table:table-cell>
          <table:table-cell/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0.0771717082244225">
            <text:p>0.08</text:p>
          </table:table-cell>
          <table:table-cell/>
        </table:table-row>
        <table:table-row table:style-name="ro1">
          <table:table-cell office:value-type="float" office:value="48.6">
            <text:p>48.6</text:p>
          </table:table-cell>
          <table:table-cell office:value-type="float" office:value="0.100237526568822">
            <text:p>0.1</text:p>
          </table:table-cell>
          <table:table-cell/>
        </table:table-row>
        <table:table-row table:style-name="ro1">
          <table:table-cell office:value-type="float" office:value="48.7">
            <text:p>48.7</text:p>
          </table:table-cell>
          <table:table-cell office:value-type="float" office:value="0.0668925073774494">
            <text:p>0.07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 office:value-type="float" office:value="0.0782282605253515">
            <text:p>0.08</text:p>
          </table:table-cell>
          <table:table-cell/>
        </table:table-row>
        <table:table-row table:style-name="ro1">
          <table:table-cell office:value-type="float" office:value="48.9">
            <text:p>48.9</text:p>
          </table:table-cell>
          <table:table-cell office:value-type="float" office:value="0.0797726829137154">
            <text:p>0.0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775413711524177">
            <text:p>0.08</text:p>
          </table:table-cell>
          <table:table-cell/>
        </table:table-row>
        <table:table-row table:style-name="ro1">
          <table:table-cell office:value-type="float" office:value="49.1">
            <text:p>49.1</text:p>
          </table:table-cell>
          <table:table-cell office:value-type="float" office:value="0.0776191215678628">
            <text:p>0.08</text:p>
          </table:table-cell>
          <table:table-cell/>
        </table:table-row>
        <table:table-row table:style-name="ro1">
          <table:table-cell office:value-type="float" office:value="49.2">
            <text:p>49.2</text:p>
          </table:table-cell>
          <table:table-cell office:value-type="float" office:value="0.10040058447906">
            <text:p>0.1</text:p>
          </table:table-cell>
          <table:table-cell/>
        </table:table-row>
        <table:table-row table:style-name="ro1">
          <table:table-cell office:value-type="float" office:value="49.3">
            <text:p>49.3</text:p>
          </table:table-cell>
          <table:table-cell office:value-type="float" office:value="0.0824646589193132">
            <text:p>0.08</text:p>
          </table:table-cell>
          <table:table-cell/>
        </table:table-row>
        <table:table-row table:style-name="ro1">
          <table:table-cell office:value-type="float" office:value="49.4">
            <text:p>49.4</text:p>
          </table:table-cell>
          <table:table-cell office:value-type="float" office:value="0.0854993202534218">
            <text:p>0.09</text:p>
          </table:table-cell>
          <table:table-cell/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0.0791193802882254">
            <text:p>0.08</text:p>
          </table:table-cell>
          <table:table-cell/>
        </table:table-row>
        <table:table-row table:style-name="ro1">
          <table:table-cell office:value-type="float" office:value="49.6">
            <text:p>49.6</text:p>
          </table:table-cell>
          <table:table-cell office:value-type="float" office:value="0.0697649962231111">
            <text:p>0.07</text:p>
          </table:table-cell>
          <table:table-cell/>
        </table:table-row>
        <table:table-row table:style-name="ro1">
          <table:table-cell office:value-type="float" office:value="49.7">
            <text:p>49.7</text:p>
          </table:table-cell>
          <table:table-cell office:value-type="float" office:value="0.0850230901875867">
            <text:p>0.09</text:p>
          </table:table-cell>
          <table:table-cell/>
        </table:table-row>
        <table:table-row table:style-name="ro1">
          <table:table-cell office:value-type="float" office:value="49.8">
            <text:p>49.8</text:p>
          </table:table-cell>
          <table:table-cell office:value-type="float" office:value="0.0749072673279244">
            <text:p>0.07</text:p>
          </table:table-cell>
          <table:table-cell/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0.0944394917290162">
            <text:p>0.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00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5T00:08:49</dc:date>
    <dc:creator>Silvio Moioli</dc:creator>
    <meta:document-statistic meta:table-count="1" meta:cell-count="998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51cm" svg:height="15.237cm" xlink:href=".." chart:class="chart:scatter" chart:style-name="ch1">
        <chart:legend chart:legend-position="end" svg:x="28.229cm" svg:y="7.338cm" chart:style-name="ch2"/>
        <chart:plot-area chart:style-name="ch3" table:cell-range-address="Sheet1.A1:Sheet1.B499" svg:x="0.615cm" svg:y="0.304cm" svg:width="27cm" svg:height="14.32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99" chart:class="chart:scatter">
            <chart:domain table:cell-range-address="Sheet1.A1:Sheet1.A499"/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A1:Sheet1.A499">0.1</text:p>
              </table:table-cell>
              <table:table-cell office:value-type="float" office:value="0.0923239715086148">
                <text:p text:id="Sheet1.B1:Sheet1.B499">0.09232397150861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674722415226732">
                <text:p>0.0674722415226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33201823272228">
                <text:p>0.133201823272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761474442067618">
                <text:p>0.0761474442067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80626990151653">
                <text:p>0.08062699015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882523926878771">
                <text:p>0.0882523926878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772788059573366">
                <text:p>0.0772788059573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78975509807058">
                <text:p>0.078975509807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579052523046313">
                <text:p>0.0579052523046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03846748705103">
                <text:p>0.0803846748705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75510400769163">
                <text:p>0.075510400769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11571596179216">
                <text:p>0.11571596179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117376813469666">
                <text:p>0.117376813469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855216337665703">
                <text:p>0.0855216337665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497779443176726">
                <text:p>0.0497779443176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765388277781403">
                <text:p>0.0765388277781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688167747988622">
                <text:p>0.0688167747988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961909603909611">
                <text:p>0.0961909603909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677848271079302">
                <text:p>0.0677848271079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999280495666938">
                <text:p>0.0999280495666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757916846943048">
                <text:p>0.0757916846943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802363977214238">
                <text:p>0.0802363977214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81203196075434">
                <text:p>0.081203196075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82490419346902">
                <text:p>0.082490419346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795024529728804">
                <text:p>0.0795024529728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663310787496958">
                <text:p>0.0663310787496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79795477766538">
                <text:p>0.079795477766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703578645639045">
                <text:p>0.0703578645639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643039587001511">
                <text:p>0.0643039587001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593029495535255">
                <text:p>0.0593029495535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837274936635028">
                <text:p>0.0837274936635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908907712868306">
                <text:p>0.0908907712868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891862703489948">
                <text:p>0.0891862703489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686993890506228">
                <text:p>0.0686993890506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972403534523821">
                <text:p>0.0972403534523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763494891688356">
                <text:p>0.0763494891688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810804971685832">
                <text:p>0.0810804971685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984061655495134">
                <text:p>0.0984061655495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100923681671677">
                <text:p>0.100923681671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862429985518101">
                <text:p>0.0862429985518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102484002575073">
                <text:p>0.102484002575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767724866121124">
                <text:p>0.0767724866121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100389103913548">
                <text:p>0.100389103913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798550138548852">
                <text:p>0.0798550138548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642714174857792">
                <text:p>0.0642714174857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896911800011472">
                <text:p>0.0896911800011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604944853841539">
                <text:p>0.0604944853841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893763227409816">
                <text:p>0.0893763227409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848858061713911">
                <text:p>0.0848858061713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811306908660915">
                <text:p>0.0811306908660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856780457826306">
                <text:p>0.0856780457826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807966398535554">
                <text:p>0.08079663985355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658687370689483">
                <text:p>0.06586873706894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906730308760786">
                <text:p>0.0906730308760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792598277617805">
                <text:p>0.0792598277617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182159270211174">
                <text:p>0.182159270211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697331152980077">
                <text:p>0.0697331152980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949008417298129">
                <text:p>0.0949008417298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688800513639312">
                <text:p>0.0688800513639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924946611896275">
                <text:p>0.0924946611896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67854485445396">
                <text:p>0.067854485445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65977637442609">
                <text:p>0.065977637442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104498273150536">
                <text:p>0.104498273150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103248312292672">
                <text:p>0.103248312292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780284510084959">
                <text:p>0.0780284510084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79970198311504">
                <text:p>0.079970198311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864701786274773">
                <text:p>0.0864701786274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748537650117081">
                <text:p>0.0748537650117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544837982719714">
                <text:p>0.0544837982719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664927445161314">
                <text:p>0.0664927445161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868924628348508">
                <text:p>0.0868924628348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895131195284938">
                <text:p>0.0895131195284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717475278050969">
                <text:p>0.0717475278050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707812946763404">
                <text:p>0.0707812946763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751967591572642">
                <text:p>0.0751967591572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731418237374484">
                <text:p>0.0731418237374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75911496109983">
                <text:p>0.0759114961099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109372576280742">
                <text:p>0.10937257628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636795591806271">
                <text:p>0.0636795591806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118674299074335">
                <text:p>0.118674299074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134467741646022">
                <text:p>0.1344677416460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997040761935154">
                <text:p>0.0997040761935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871393290924785">
                <text:p>0.0871393290924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758326177700524">
                <text:p>0.0758326177700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86200306919727">
                <text:p>0.0862003069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75151443879816">
                <text:p>0.07515144387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77146834638553">
                <text:p>0.0771468346385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13029808797026">
                <text:p>0.130298087970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100506504927515">
                <text:p>0.100506504927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0752058279271069">
                <text:p>0.07520582792710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0748483778324538">
                <text:p>0.0748483778324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088069464974748">
                <text:p>0.088069464974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0731899598445929">
                <text:p>0.0731899598445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0706893287059206">
                <text:p>0.0706893287059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0845858947550336">
                <text:p>0.0845858947550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828802007046797">
                <text:p>0.0828802007046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0709219880177048">
                <text:p>0.0709219880177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0840754800130132">
                <text:p>0.0840754800130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0747618262642459">
                <text:p>0.07476182626424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754208534490716">
                <text:p>0.0754208534490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0973550121457318">
                <text:p>0.0973550121457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0772017399747389">
                <text:p>0.0772017399747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120614075834491">
                <text:p>0.1206140758344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108676091136612">
                <text:p>0.1086760911366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0950950902882835">
                <text:p>0.095095090288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0906806473050093">
                <text:p>0.09068064730500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0929291569891031">
                <text:p>0.0929291569891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0664481822451001">
                <text:p>0.0664481822451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11788867640177">
                <text:p>0.11788867640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0645082819041342">
                <text:p>0.0645082819041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0901047239125788">
                <text:p>0.09010472391257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0670126924132265">
                <text:p>0.06701269241322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0850184458266926">
                <text:p>0.0850184458266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0676524495977031">
                <text:p>0.0676524495977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0753888638589991">
                <text:p>0.0753888638589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103081532037778">
                <text:p>0.103081532037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091552734307308">
                <text:p>0.091552734307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0593192964507936">
                <text:p>0.0593192964507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077130759526086">
                <text:p>0.077130759526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0740714595012847">
                <text:p>0.0740714595012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078105697432129">
                <text:p>0.078105697432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0719842415378191">
                <text:p>0.0719842415378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0798788781754379">
                <text:p>0.0798788781754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102194819036751">
                <text:p>0.102194819036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0771985889989661">
                <text:p>0.0771985889989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090121155259456">
                <text:p>0.090121155259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0767683452146672">
                <text:p>0.07676834521466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0920293281748354">
                <text:p>0.0920293281748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092437994964425">
                <text:p>0.0924379949644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0675957771242842">
                <text:p>0.06759577712428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0817634527788426">
                <text:p>0.0817634527788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0931431808320576">
                <text:p>0.0931431808320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081148121845079">
                <text:p>0.0811481218450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0992411246076596">
                <text:p>0.09924112460765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0821975812218447">
                <text:p>0.08219758122184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0700506106075556">
                <text:p>0.0700506106075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0776743679114725">
                <text:p>0.0776743679114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0702690462316349">
                <text:p>0.07026904623163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0827956818999176">
                <text:p>0.0827956818999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106543604280228">
                <text:p>0.1065436042802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0776031058088702">
                <text:p>0.07760310580887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0775740966986673">
                <text:p>0.0775740966986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108660144083577">
                <text:p>0.108660144083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0861844480970436">
                <text:p>0.0861844480970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0834256688475693">
                <text:p>0.08342566884756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0699529256434736">
                <text:p>0.06995292564347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0866884175863956">
                <text:p>0.0866884175863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107188910876439">
                <text:p>0.1071889108764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0996046286769302">
                <text:p>0.099604628676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86618760073253">
                <text:p>0.086618760073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0855524505348716">
                <text:p>0.0855524505348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0875879233266809">
                <text:p>0.0875879233266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079635417807863">
                <text:p>0.079635417807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0697755084986537">
                <text:p>0.06977550849865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0798971361132063">
                <text:p>0.07989713611320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0835169230354937">
                <text:p>0.08351692303549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0832900502268787">
                <text:p>0.08329005022687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0823018027682372">
                <text:p>0.08230180276823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101512972077043">
                <text:p>0.101512972077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0808411287386376">
                <text:p>0.08084112873863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0868806705422308">
                <text:p>0.08688067054223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106894469814225">
                <text:p>0.106894469814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0535408310515913">
                <text:p>0.0535408310515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0789595017766122">
                <text:p>0.07895950177661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0964513146946343">
                <text:p>0.09645131469463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079078659451222">
                <text:p>0.079078659451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0908308054362044">
                <text:p>0.09083080543620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0890686293538018">
                <text:p>0.0890686293538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0811327873176106">
                <text:p>0.08113278731761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0674703459727047">
                <text:p>0.0674703459727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0879693086169037">
                <text:p>0.0879693086169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0736423188016253">
                <text:p>0.0736423188016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0898345814944229">
                <text:p>0.0898345814944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0622616107415538">
                <text:p>0.06226161074155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0.0543877298380894">
                <text:p>0.05438772983808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0.093202884250354">
                <text:p>0.093202884250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0.0775297132710215">
                <text:p>0.0775297132710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0.0802334298775329">
                <text:p>0.0802334298775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0.0843454797457085">
                <text:p>0.0843454797457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.0860385770711188">
                <text:p>0.08603857707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0.110819922035443">
                <text:p>0.1108199220354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0.0695486979504651">
                <text:p>0.06954869795046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0.0750162825932531">
                <text:p>0.07501628259325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0.0801329865876237">
                <text:p>0.0801329865876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0.0772050260629222">
                <text:p>0.077205026062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0.0593560693423045">
                <text:p>0.0593560693423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0.101584546918744">
                <text:p>0.1015845469187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0.0763830487479853">
                <text:p>0.07638304874798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0.0563064023311915">
                <text:p>0.05630640233119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0.0764041818810833">
                <text:p>0.07640418188108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0.114392865904368">
                <text:p>0.1143928659043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0.101715269368266">
                <text:p>0.1017152693682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0.07953076868003">
                <text:p>0.07953076868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0.0627541677732714">
                <text:p>0.0627541677732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0.109990246861693">
                <text:p>0.1099902468616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0.068545831318266">
                <text:p>0.0685458313182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0.0873019003800173">
                <text:p>0.0873019003800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0.129237274208777">
                <text:p>0.129237274208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0.0744227749346222">
                <text:p>0.0744227749346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101378270271256">
                <text:p>0.101378270271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0.130988361001847">
                <text:p>0.1309883610018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0.0741943016691977">
                <text:p>0.07419430166919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0.0745073943661099">
                <text:p>0.0745073943661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0.100587688004833">
                <text:p>0.100587688004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0.0666058996237551">
                <text:p>0.0666058996237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0.0982577692014218">
                <text:p>0.09825776920142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0.118639655165314">
                <text:p>0.118639655165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0.0750558200763645">
                <text:p>0.07505582007636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0.0892554041044196">
                <text:p>0.0892554041044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0.0800850101042">
                <text:p>0.0800850101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0.0736703055942782">
                <text:p>0.07367030559427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0.0652577987997277">
                <text:p>0.0652577987997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0.0874922755686541">
                <text:p>0.08749227556865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0.101179299192527">
                <text:p>0.101179299192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0.086753118300155">
                <text:p>0.086753118300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0.0734876890429815">
                <text:p>0.0734876890429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0.10356220616954">
                <text:p>0.10356220616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0.0785701604971785">
                <text:p>0.078570160497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0.069892943529136">
                <text:p>0.069892943529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0.123887903539227">
                <text:p>0.123887903539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0.0657712606461491">
                <text:p>0.0657712606461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0.0902987831430619">
                <text:p>0.09029878314306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0.0803977763486999">
                <text:p>0.08039777634869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0.093023818412579">
                <text:p>0.0930238184125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0.085305624618108">
                <text:p>0.085305624618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0.0858602320303571">
                <text:p>0.0858602320303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0.0829236172899657">
                <text:p>0.08292361728996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0.0999378628946909">
                <text:p>0.09993786289469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0.081655496228362">
                <text:p>0.0816554962283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0.0703108934318584">
                <text:p>0.07031089343185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0.0763574602869497">
                <text:p>0.07635746028694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0.0863463310765423">
                <text:p>0.08634633107654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0.0606505518867976">
                <text:p>0.06065055188679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0.104179038928779">
                <text:p>0.1041790389287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0.0714015421742438">
                <text:p>0.07140154217424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0.083369902330986">
                <text:p>0.0833699023309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0.0643451661375799">
                <text:p>0.06434516613757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0.100310018603202">
                <text:p>0.100310018603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0.0944799456618033">
                <text:p>0.0944799456618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.0852489276371111">
                <text:p>0.08524892763711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0.0804519023849992">
                <text:p>0.0804519023849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0.0908205074119948">
                <text:p>0.09082050741199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0.0756958741514934">
                <text:p>0.07569587415149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0.0935586820020838">
                <text:p>0.09355868200208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0.0813960052518592">
                <text:p>0.08139600525185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0.0944086458954259">
                <text:p>0.0944086458954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0.105349641745617">
                <text:p>0.1053496417456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0.0965450770212736">
                <text:p>0.09654507702127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0.140953113080728">
                <text:p>0.140953113080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804863915451806">
                <text:p>0.080486391545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0.0709466287199561">
                <text:p>0.0709466287199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0.0861294609276709">
                <text:p>0.08612946092767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0.0861281059674308">
                <text:p>0.08612810596743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0.182677398461194">
                <text:p>0.182677398461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0.081921355527958">
                <text:p>0.0819213555279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0.078201072465071">
                <text:p>0.0782010724650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0.0643131097758309">
                <text:p>0.06431310977583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0.0594555092829367">
                <text:p>0.0594555092829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0.0821378707994322">
                <text:p>0.08213787079943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0.0931766877540952">
                <text:p>0.09317668775409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0.0875007699099927">
                <text:p>0.08750076990999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0.0761753160500011">
                <text:p>0.07617531605000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0.0999987747327891">
                <text:p>0.09999877473278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0.0948317312336972">
                <text:p>0.09483173123369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0.0813902058428886">
                <text:p>0.08139020584288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0.0801404872775159">
                <text:p>0.08014048727751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0.0662864449848584">
                <text:p>0.06628644498485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0.0772973329870947">
                <text:p>0.07729733298709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0.0746807412408375">
                <text:p>0.0746807412408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0.0793451564438153">
                <text:p>0.07934515644381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0.0744792799006315">
                <text:p>0.07447927990063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0.0858356849925733">
                <text:p>0.0858356849925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0.0713870049472114">
                <text:p>0.07138700494721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0.0800872268999458">
                <text:p>0.0800872268999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0.0903590650308375">
                <text:p>0.0903590650308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0.0784194498417914">
                <text:p>0.07841944984179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0.0879767553046566">
                <text:p>0.08797675530465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0.0797738557580833">
                <text:p>0.07977385575808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0.0947088241642929">
                <text:p>0.0947088241642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0.107178528939471">
                <text:p>0.1071785289394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0.0998906034226188">
                <text:p>0.0998906034226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0.0899866703547153">
                <text:p>0.08998667035471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0.0738625232410429">
                <text:p>0.07386252324104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0.09674621997664">
                <text:p>0.09674621997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0.072359236970344">
                <text:p>0.0723592369703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">
                <text:p>28.6</text:p>
              </table:table-cell>
              <table:table-cell office:value-type="float" office:value="0.078123782930042">
                <text:p>0.0781237829300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">
                <text:p>28.7</text:p>
              </table:table-cell>
              <table:table-cell office:value-type="float" office:value="0.0833399539951142">
                <text:p>0.08333995399511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0.0779710185504075">
                <text:p>0.07797101855040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">
                <text:p>28.9</text:p>
              </table:table-cell>
              <table:table-cell office:value-type="float" office:value="0.0650028703646422">
                <text:p>0.06500287036464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0.0864181668819547">
                <text:p>0.0864181668819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">
                <text:p>29.1</text:p>
              </table:table-cell>
              <table:table-cell office:value-type="float" office:value="0.0699539563769932">
                <text:p>0.06995395637699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">
                <text:p>29.2</text:p>
              </table:table-cell>
              <table:table-cell office:value-type="float" office:value="0.0804742257709917">
                <text:p>0.08047422577099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">
                <text:p>29.3</text:p>
              </table:table-cell>
              <table:table-cell office:value-type="float" office:value="0.0700511930473905">
                <text:p>0.07005119304739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">
                <text:p>29.4</text:p>
              </table:table-cell>
              <table:table-cell office:value-type="float" office:value="0.0726237591546132">
                <text:p>0.0726237591546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">
                <text:p>29.5</text:p>
              </table:table-cell>
              <table:table-cell office:value-type="float" office:value="0.087035466512154">
                <text:p>0.087035466512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">
                <text:p>29.6</text:p>
              </table:table-cell>
              <table:table-cell office:value-type="float" office:value="0.08521416212196">
                <text:p>0.085214162121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">
                <text:p>29.7</text:p>
              </table:table-cell>
              <table:table-cell office:value-type="float" office:value="0.0857925300119847">
                <text:p>0.08579253001198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">
                <text:p>29.8</text:p>
              </table:table-cell>
              <table:table-cell office:value-type="float" office:value="0.0894514695473815">
                <text:p>0.08945146954738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">
                <text:p>29.9</text:p>
              </table:table-cell>
              <table:table-cell office:value-type="float" office:value="0.0852742139500998">
                <text:p>0.0852742139500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0696252987372158">
                <text:p>0.06962529873721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">
                <text:p>30.1</text:p>
              </table:table-cell>
              <table:table-cell office:value-type="float" office:value="0.0965842661839975">
                <text:p>0.09658426618399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">
                <text:p>30.2</text:p>
              </table:table-cell>
              <table:table-cell office:value-type="float" office:value="0.0552017528596968">
                <text:p>0.0552017528596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">
                <text:p>30.3</text:p>
              </table:table-cell>
              <table:table-cell office:value-type="float" office:value="0.0932017158960475">
                <text:p>0.09320171589604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">
                <text:p>30.4</text:p>
              </table:table-cell>
              <table:table-cell office:value-type="float" office:value="0.0883556181563946">
                <text:p>0.0883556181563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">
                <text:p>30.5</text:p>
              </table:table-cell>
              <table:table-cell office:value-type="float" office:value="0.116501179151384">
                <text:p>0.1165011791513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">
                <text:p>30.6</text:p>
              </table:table-cell>
              <table:table-cell office:value-type="float" office:value="0.0958809219800281">
                <text:p>0.09588092198002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">
                <text:p>30.7</text:p>
              </table:table-cell>
              <table:table-cell office:value-type="float" office:value="0.0778787635060216">
                <text:p>0.07787876350602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">
                <text:p>30.8</text:p>
              </table:table-cell>
              <table:table-cell office:value-type="float" office:value="0.0938017580492274">
                <text:p>0.0938017580492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">
                <text:p>30.9</text:p>
              </table:table-cell>
              <table:table-cell office:value-type="float" office:value="0.0833664143492221">
                <text:p>0.08336641434922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0.107333437411154">
                <text:p>0.1073334374111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">
                <text:p>31.1</text:p>
              </table:table-cell>
              <table:table-cell office:value-type="float" office:value="0.0965519462911689">
                <text:p>0.09655194629116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">
                <text:p>31.2</text:p>
              </table:table-cell>
              <table:table-cell office:value-type="float" office:value="0.075247730032206">
                <text:p>0.075247730032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">
                <text:p>31.3</text:p>
              </table:table-cell>
              <table:table-cell office:value-type="float" office:value="0.0844854294715587">
                <text:p>0.08448542947155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">
                <text:p>31.4</text:p>
              </table:table-cell>
              <table:table-cell office:value-type="float" office:value="0.0508456644126609">
                <text:p>0.05084566441266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">
                <text:p>31.5</text:p>
              </table:table-cell>
              <table:table-cell office:value-type="float" office:value="0.0797211499210719">
                <text:p>0.07972114992107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">
                <text:p>31.6</text:p>
              </table:table-cell>
              <table:table-cell office:value-type="float" office:value="0.0857990765475949">
                <text:p>0.08579907654759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">
                <text:p>31.7</text:p>
              </table:table-cell>
              <table:table-cell office:value-type="float" office:value="0.084121007624207">
                <text:p>0.0841210076242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">
                <text:p>31.8</text:p>
              </table:table-cell>
              <table:table-cell office:value-type="float" office:value="0.0711686076327997">
                <text:p>0.0711686076327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">
                <text:p>31.9</text:p>
              </table:table-cell>
              <table:table-cell office:value-type="float" office:value="0.0716988093347972">
                <text:p>0.07169880933479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  <table:table-cell office:value-type="float" office:value="0.0656066484952297">
                <text:p>0.06560664849522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">
                <text:p>32.1</text:p>
              </table:table-cell>
              <table:table-cell office:value-type="float" office:value="0.0891852823930672">
                <text:p>0.08918528239306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">
                <text:p>32.2</text:p>
              </table:table-cell>
              <table:table-cell office:value-type="float" office:value="0.0882020886950263">
                <text:p>0.08820208869502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">
                <text:p>32.3</text:p>
              </table:table-cell>
              <table:table-cell office:value-type="float" office:value="0.09166520649315">
                <text:p>0.091665206493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">
                <text:p>32.4</text:p>
              </table:table-cell>
              <table:table-cell office:value-type="float" office:value="0.0972953118661252">
                <text:p>0.09729531186612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">
                <text:p>32.5</text:p>
              </table:table-cell>
              <table:table-cell office:value-type="float" office:value="0.0885513990756088">
                <text:p>0.0885513990756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">
                <text:p>32.6</text:p>
              </table:table-cell>
              <table:table-cell office:value-type="float" office:value="0.0656355284039663">
                <text:p>0.06563552840396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">
                <text:p>32.7</text:p>
              </table:table-cell>
              <table:table-cell office:value-type="float" office:value="0.0756613217360153">
                <text:p>0.0756613217360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8">
                <text:p>32.8</text:p>
              </table:table-cell>
              <table:table-cell office:value-type="float" office:value="0.0853359937808169">
                <text:p>0.08533599378081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">
                <text:p>32.9</text:p>
              </table:table-cell>
              <table:table-cell office:value-type="float" office:value="0.0685853602385552">
                <text:p>0.06858536023855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0.069625870949328">
                <text:p>0.0696258709493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1">
                <text:p>33.1</text:p>
              </table:table-cell>
              <table:table-cell office:value-type="float" office:value="0.0793196704444056">
                <text:p>0.0793196704444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2">
                <text:p>33.2</text:p>
              </table:table-cell>
              <table:table-cell office:value-type="float" office:value="0.0874416204761852">
                <text:p>0.08744162047618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3">
                <text:p>33.3</text:p>
              </table:table-cell>
              <table:table-cell office:value-type="float" office:value="0.0795952643762736">
                <text:p>0.07959526437627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4">
                <text:p>33.4</text:p>
              </table:table-cell>
              <table:table-cell office:value-type="float" office:value="0.0636551439114373">
                <text:p>0.06365514391143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5">
                <text:p>33.5</text:p>
              </table:table-cell>
              <table:table-cell office:value-type="float" office:value="0.091069361689274">
                <text:p>0.0910693616892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">
                <text:p>33.6</text:p>
              </table:table-cell>
              <table:table-cell office:value-type="float" office:value="0.0856957281718433">
                <text:p>0.08569572817184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">
                <text:p>33.7</text:p>
              </table:table-cell>
              <table:table-cell office:value-type="float" office:value="0.0862501600766523">
                <text:p>0.08625016007665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">
                <text:p>33.8</text:p>
              </table:table-cell>
              <table:table-cell office:value-type="float" office:value="0.0820015770955253">
                <text:p>0.08200157709552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">
                <text:p>33.9</text:p>
              </table:table-cell>
              <table:table-cell office:value-type="float" office:value="0.0770717194337559">
                <text:p>0.07707171943375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">
                <text:p>34</text:p>
              </table:table-cell>
              <table:table-cell office:value-type="float" office:value="0.0922616767207243">
                <text:p>0.09226167672072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">
                <text:p>34.1</text:p>
              </table:table-cell>
              <table:table-cell office:value-type="float" office:value="0.0962071293255416">
                <text:p>0.09620712932554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">
                <text:p>34.2</text:p>
              </table:table-cell>
              <table:table-cell office:value-type="float" office:value="0.0739633075804407">
                <text:p>0.07396330758044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">
                <text:p>34.3</text:p>
              </table:table-cell>
              <table:table-cell office:value-type="float" office:value="0.0776081587138567">
                <text:p>0.07760815871385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4">
                <text:p>34.4</text:p>
              </table:table-cell>
              <table:table-cell office:value-type="float" office:value="0.116125247736842">
                <text:p>0.116125247736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5">
                <text:p>34.5</text:p>
              </table:table-cell>
              <table:table-cell office:value-type="float" office:value="0.0867876194080815">
                <text:p>0.0867876194080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">
                <text:p>34.6</text:p>
              </table:table-cell>
              <table:table-cell office:value-type="float" office:value="0.0901676356251269">
                <text:p>0.09016763562512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">
                <text:p>34.7</text:p>
              </table:table-cell>
              <table:table-cell office:value-type="float" office:value="0.0934668322771138">
                <text:p>0.0934668322771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">
                <text:p>34.8</text:p>
              </table:table-cell>
              <table:table-cell office:value-type="float" office:value="0.0651891454214521">
                <text:p>0.06518914542145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">
                <text:p>34.9</text:p>
              </table:table-cell>
              <table:table-cell office:value-type="float" office:value="0.0752578503961805">
                <text:p>0.07525785039618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0904692821311073">
                <text:p>0.09046928213110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">
                <text:p>35.1</text:p>
              </table:table-cell>
              <table:table-cell office:value-type="float" office:value="0.0847779918823092">
                <text:p>0.08477799188230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">
                <text:p>35.2</text:p>
              </table:table-cell>
              <table:table-cell office:value-type="float" office:value="0.087296610572888">
                <text:p>0.0872966105728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3">
                <text:p>35.3</text:p>
              </table:table-cell>
              <table:table-cell office:value-type="float" office:value="0.0913254966916682">
                <text:p>0.09132549669166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">
                <text:p>35.4</text:p>
              </table:table-cell>
              <table:table-cell office:value-type="float" office:value="0.0762360586528515">
                <text:p>0.07623605865285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">
                <text:p>35.5</text:p>
              </table:table-cell>
              <table:table-cell office:value-type="float" office:value="0.0946620688612493">
                <text:p>0.09466206886124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">
                <text:p>35.6</text:p>
              </table:table-cell>
              <table:table-cell office:value-type="float" office:value="0.0833553402206684">
                <text:p>0.08335534022066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">
                <text:p>35.7</text:p>
              </table:table-cell>
              <table:table-cell office:value-type="float" office:value="0.089398070059779">
                <text:p>0.0893980700597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">
                <text:p>35.8</text:p>
              </table:table-cell>
              <table:table-cell office:value-type="float" office:value="0.0881116821654072">
                <text:p>0.08811168216540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9">
                <text:p>35.9</text:p>
              </table:table-cell>
              <table:table-cell office:value-type="float" office:value="0.083372605950392">
                <text:p>0.0833726059503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">
                <text:p>36</text:p>
              </table:table-cell>
              <table:table-cell office:value-type="float" office:value="0.113709754420212">
                <text:p>0.1137097544202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1">
                <text:p>36.1</text:p>
              </table:table-cell>
              <table:table-cell office:value-type="float" office:value="0.0668030760916811">
                <text:p>0.06680307609168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2">
                <text:p>36.2</text:p>
              </table:table-cell>
              <table:table-cell office:value-type="float" office:value="0.0688179375235127">
                <text:p>0.06881793752351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3">
                <text:p>36.3</text:p>
              </table:table-cell>
              <table:table-cell office:value-type="float" office:value="0.0811400339399147">
                <text:p>0.08114003393991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4">
                <text:p>36.4</text:p>
              </table:table-cell>
              <table:table-cell office:value-type="float" office:value="0.0914519442110965">
                <text:p>0.09145194421109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">
                <text:p>36.5</text:p>
              </table:table-cell>
              <table:table-cell office:value-type="float" office:value="0.102800487283698">
                <text:p>0.1028004872836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6">
                <text:p>36.6</text:p>
              </table:table-cell>
              <table:table-cell office:value-type="float" office:value="0.0923939772216759">
                <text:p>0.09239397722167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7">
                <text:p>36.7</text:p>
              </table:table-cell>
              <table:table-cell office:value-type="float" office:value="0.0860292057726023">
                <text:p>0.08602920577260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">
                <text:p>36.8</text:p>
              </table:table-cell>
              <table:table-cell office:value-type="float" office:value="0.0745876457696522">
                <text:p>0.07458764576965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9">
                <text:p>36.9</text:p>
              </table:table-cell>
              <table:table-cell office:value-type="float" office:value="0.0601276521333857">
                <text:p>0.06012765213338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0.080859265378628">
                <text:p>0.0808592653786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">
                <text:p>37.1</text:p>
              </table:table-cell>
              <table:table-cell office:value-type="float" office:value="0.0779688502266879">
                <text:p>0.07796885022668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">
                <text:p>37.2</text:p>
              </table:table-cell>
              <table:table-cell office:value-type="float" office:value="0.100963507557267">
                <text:p>0.1009635075572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">
                <text:p>37.3</text:p>
              </table:table-cell>
              <table:table-cell office:value-type="float" office:value="0.113067451640242">
                <text:p>0.113067451640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">
                <text:p>37.4</text:p>
              </table:table-cell>
              <table:table-cell office:value-type="float" office:value="0.0664723991483871">
                <text:p>0.06647239914838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5">
                <text:p>37.5</text:p>
              </table:table-cell>
              <table:table-cell office:value-type="float" office:value="0.0998304524702544">
                <text:p>0.09983045247025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6">
                <text:p>37.6</text:p>
              </table:table-cell>
              <table:table-cell office:value-type="float" office:value="0.0801706109735429">
                <text:p>0.08017061097354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7">
                <text:p>37.7</text:p>
              </table:table-cell>
              <table:table-cell office:value-type="float" office:value="0.0837014042788068">
                <text:p>0.08370140427880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">
                <text:p>37.8</text:p>
              </table:table-cell>
              <table:table-cell office:value-type="float" office:value="0.0965765907371752">
                <text:p>0.0965765907371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">
                <text:p>37.9</text:p>
              </table:table-cell>
              <table:table-cell office:value-type="float" office:value="0.112443066711994">
                <text:p>0.1124430667119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">
                <text:p>38</text:p>
              </table:table-cell>
              <table:table-cell office:value-type="float" office:value="0.0803644689177773">
                <text:p>0.08036446891777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">
                <text:p>38.1</text:p>
              </table:table-cell>
              <table:table-cell office:value-type="float" office:value="0.0918077446224267">
                <text:p>0.09180774462242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">
                <text:p>38.2</text:p>
              </table:table-cell>
              <table:table-cell office:value-type="float" office:value="0.0680111701403991">
                <text:p>0.0680111701403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">
                <text:p>38.3</text:p>
              </table:table-cell>
              <table:table-cell office:value-type="float" office:value="0.0863874358901396">
                <text:p>0.08638743589013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">
                <text:p>38.4</text:p>
              </table:table-cell>
              <table:table-cell office:value-type="float" office:value="0.0747178313176133">
                <text:p>0.07471783131761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">
                <text:p>38.5</text:p>
              </table:table-cell>
              <table:table-cell office:value-type="float" office:value="0.106325416240012">
                <text:p>0.1063254162400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">
                <text:p>38.6</text:p>
              </table:table-cell>
              <table:table-cell office:value-type="float" office:value="0.0838189194036399">
                <text:p>0.08381891940363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">
                <text:p>38.7</text:p>
              </table:table-cell>
              <table:table-cell office:value-type="float" office:value="0.098888579239117">
                <text:p>0.098888579239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8">
                <text:p>38.8</text:p>
              </table:table-cell>
              <table:table-cell office:value-type="float" office:value="0.0993377126419505">
                <text:p>0.09933771264195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9">
                <text:p>38.9</text:p>
              </table:table-cell>
              <table:table-cell office:value-type="float" office:value="0.0802830079296805">
                <text:p>0.0802830079296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">
                <text:p>39</text:p>
              </table:table-cell>
              <table:table-cell office:value-type="float" office:value="0.0817624083954605">
                <text:p>0.08176240839546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1">
                <text:p>39.1</text:p>
              </table:table-cell>
              <table:table-cell office:value-type="float" office:value="0.0857630434591159">
                <text:p>0.08576304345911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2">
                <text:p>39.2</text:p>
              </table:table-cell>
              <table:table-cell office:value-type="float" office:value="0.0905908679468227">
                <text:p>0.09059086794682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">
                <text:p>39.3</text:p>
              </table:table-cell>
              <table:table-cell office:value-type="float" office:value="0.0832062626556668">
                <text:p>0.08320626265566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">
                <text:p>39.4</text:p>
              </table:table-cell>
              <table:table-cell office:value-type="float" office:value="0.080272946647531">
                <text:p>0.0802729466475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">
                <text:p>39.5</text:p>
              </table:table-cell>
              <table:table-cell office:value-type="float" office:value="0.0746159113323416">
                <text:p>0.0746159113323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">
                <text:p>39.6</text:p>
              </table:table-cell>
              <table:table-cell office:value-type="float" office:value="0.0814565182839851">
                <text:p>0.08145651828398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">
                <text:p>39.7</text:p>
              </table:table-cell>
              <table:table-cell office:value-type="float" office:value="0.0691386075007058">
                <text:p>0.06913860750070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">
                <text:p>39.8</text:p>
              </table:table-cell>
              <table:table-cell office:value-type="float" office:value="0.10377044962587">
                <text:p>0.10377044962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">
                <text:p>39.9</text:p>
              </table:table-cell>
              <table:table-cell office:value-type="float" office:value="0.0999750179418646">
                <text:p>0.09997501794186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0.0760605818335077">
                <text:p>0.07606058183350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">
                <text:p>40.1</text:p>
              </table:table-cell>
              <table:table-cell office:value-type="float" office:value="0.0892453959232009">
                <text:p>0.08924539592320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">
                <text:p>40.2</text:p>
              </table:table-cell>
              <table:table-cell office:value-type="float" office:value="0.0815258142044804">
                <text:p>0.0815258142044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">
                <text:p>40.3</text:p>
              </table:table-cell>
              <table:table-cell office:value-type="float" office:value="0.0682052863510662">
                <text:p>0.06820528635106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">
                <text:p>40.4</text:p>
              </table:table-cell>
              <table:table-cell office:value-type="float" office:value="0.0726674220280884">
                <text:p>0.0726674220280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5">
                <text:p>40.5</text:p>
              </table:table-cell>
              <table:table-cell office:value-type="float" office:value="0.133838804758024">
                <text:p>0.1338388047580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6">
                <text:p>40.6</text:p>
              </table:table-cell>
              <table:table-cell office:value-type="float" office:value="0.0638397252176677">
                <text:p>0.06383972521766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7">
                <text:p>40.7</text:p>
              </table:table-cell>
              <table:table-cell office:value-type="float" office:value="0.0897805073935715">
                <text:p>0.08978050739357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8">
                <text:p>40.8</text:p>
              </table:table-cell>
              <table:table-cell office:value-type="float" office:value="0.0850774524023812">
                <text:p>0.08507745240238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9">
                <text:p>40.9</text:p>
              </table:table-cell>
              <table:table-cell office:value-type="float" office:value="0.086078203180804">
                <text:p>0.0860782031808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0.0911208175833637">
                <text:p>0.0911208175833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1">
                <text:p>41.1</text:p>
              </table:table-cell>
              <table:table-cell office:value-type="float" office:value="0.0799530116815836">
                <text:p>0.0799530116815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">
                <text:p>41.2</text:p>
              </table:table-cell>
              <table:table-cell office:value-type="float" office:value="0.111660378223983">
                <text:p>0.1116603782239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3">
                <text:p>41.3</text:p>
              </table:table-cell>
              <table:table-cell office:value-type="float" office:value="0.0819776577701592">
                <text:p>0.08197765777015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4">
                <text:p>41.4</text:p>
              </table:table-cell>
              <table:table-cell office:value-type="float" office:value="0.110622962359368">
                <text:p>0.1106229623593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5">
                <text:p>41.5</text:p>
              </table:table-cell>
              <table:table-cell office:value-type="float" office:value="0.0790482055107582">
                <text:p>0.07904820551075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6">
                <text:p>41.6</text:p>
              </table:table-cell>
              <table:table-cell office:value-type="float" office:value="0.0948876330396409">
                <text:p>0.09488763303964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7">
                <text:p>41.7</text:p>
              </table:table-cell>
              <table:table-cell office:value-type="float" office:value="0.0979689429414962">
                <text:p>0.09796894294149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8">
                <text:p>41.8</text:p>
              </table:table-cell>
              <table:table-cell office:value-type="float" office:value="0.0582186745735815">
                <text:p>0.05821867457358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9">
                <text:p>41.9</text:p>
              </table:table-cell>
              <table:table-cell office:value-type="float" office:value="0.0925096626241924">
                <text:p>0.09250966262419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  <table:table-cell office:value-type="float" office:value="0.0828671064140158">
                <text:p>0.08286710641401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1">
                <text:p>42.1</text:p>
              </table:table-cell>
              <table:table-cell office:value-type="float" office:value="0.0971627571813894">
                <text:p>0.09716275718138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2">
                <text:p>42.2</text:p>
              </table:table-cell>
              <table:table-cell office:value-type="float" office:value="0.0794849752648169">
                <text:p>0.07948497526481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3">
                <text:p>42.3</text:p>
              </table:table-cell>
              <table:table-cell office:value-type="float" office:value="0.15114819573264">
                <text:p>0.15114819573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4">
                <text:p>42.4</text:p>
              </table:table-cell>
              <table:table-cell office:value-type="float" office:value="0.0966209607746039">
                <text:p>0.09662096077460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5">
                <text:p>42.5</text:p>
              </table:table-cell>
              <table:table-cell office:value-type="float" office:value="0.0842937184463441">
                <text:p>0.08429371844634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">
                <text:p>42.6</text:p>
              </table:table-cell>
              <table:table-cell office:value-type="float" office:value="0.0651149885853983">
                <text:p>0.06511498858539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">
                <text:p>42.7</text:p>
              </table:table-cell>
              <table:table-cell office:value-type="float" office:value="0.0829454581463128">
                <text:p>0.0829454581463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">
                <text:p>42.8</text:p>
              </table:table-cell>
              <table:table-cell office:value-type="float" office:value="0.0843123799246836">
                <text:p>0.08431237992468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">
                <text:p>42.9</text:p>
              </table:table-cell>
              <table:table-cell office:value-type="float" office:value="0.0682482394683922">
                <text:p>0.06824823946839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">
                <text:p>43</text:p>
              </table:table-cell>
              <table:table-cell office:value-type="float" office:value="0.106709329142449">
                <text:p>0.1067093291424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">
                <text:p>43.1</text:p>
              </table:table-cell>
              <table:table-cell office:value-type="float" office:value="0.084795457031001">
                <text:p>0.0847954570310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">
                <text:p>43.2</text:p>
              </table:table-cell>
              <table:table-cell office:value-type="float" office:value="0.0795944198114208">
                <text:p>0.07959441981142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">
                <text:p>43.3</text:p>
              </table:table-cell>
              <table:table-cell office:value-type="float" office:value="0.0696328140594684">
                <text:p>0.06963281405946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4">
                <text:p>43.4</text:p>
              </table:table-cell>
              <table:table-cell office:value-type="float" office:value="0.0865678991985403">
                <text:p>0.08656789919854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5">
                <text:p>43.5</text:p>
              </table:table-cell>
              <table:table-cell office:value-type="float" office:value="0.132276153171908">
                <text:p>0.1322761531719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">
                <text:p>43.6</text:p>
              </table:table-cell>
              <table:table-cell office:value-type="float" office:value="0.0700425663095064">
                <text:p>0.07004256630950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">
                <text:p>43.7</text:p>
              </table:table-cell>
              <table:table-cell office:value-type="float" office:value="0.0878072738602622">
                <text:p>0.08780727386026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">
                <text:p>43.8</text:p>
              </table:table-cell>
              <table:table-cell office:value-type="float" office:value="0.0571891023302665">
                <text:p>0.05718910233026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">
                <text:p>43.9</text:p>
              </table:table-cell>
              <table:table-cell office:value-type="float" office:value="0.0877818283318763">
                <text:p>0.08778182833187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">
                <text:p>44</text:p>
              </table:table-cell>
              <table:table-cell office:value-type="float" office:value="0.072713156606936">
                <text:p>0.0727131566069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">
                <text:p>44.1</text:p>
              </table:table-cell>
              <table:table-cell office:value-type="float" office:value="0.074534174469932">
                <text:p>0.0745341744699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">
                <text:p>44.2</text:p>
              </table:table-cell>
              <table:table-cell office:value-type="float" office:value="0.0710243387993468">
                <text:p>0.0710243387993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3">
                <text:p>44.3</text:p>
              </table:table-cell>
              <table:table-cell office:value-type="float" office:value="0.0799921478929748">
                <text:p>0.0799921478929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4">
                <text:p>44.4</text:p>
              </table:table-cell>
              <table:table-cell office:value-type="float" office:value="0.0803188500510234">
                <text:p>0.08031885005102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">
                <text:p>44.5</text:p>
              </table:table-cell>
              <table:table-cell office:value-type="float" office:value="0.0947670936737198">
                <text:p>0.09476709367371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">
                <text:p>44.6</text:p>
              </table:table-cell>
              <table:table-cell office:value-type="float" office:value="0.0701608838075468">
                <text:p>0.07016088380754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">
                <text:p>44.7</text:p>
              </table:table-cell>
              <table:table-cell office:value-type="float" office:value="0.107761425558831">
                <text:p>0.1077614255588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">
                <text:p>44.8</text:p>
              </table:table-cell>
              <table:table-cell office:value-type="float" office:value="0.062409390811595">
                <text:p>0.0624093908115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">
                <text:p>44.9</text:p>
              </table:table-cell>
              <table:table-cell office:value-type="float" office:value="0.0502299117820861">
                <text:p>0.0502299117820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0884408286966147">
                <text:p>0.0884408286966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1">
                <text:p>45.1</text:p>
              </table:table-cell>
              <table:table-cell office:value-type="float" office:value="0.0868021172996331">
                <text:p>0.08680211729963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2">
                <text:p>45.2</text:p>
              </table:table-cell>
              <table:table-cell office:value-type="float" office:value="0.0904936360989477">
                <text:p>0.09049363609894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3">
                <text:p>45.3</text:p>
              </table:table-cell>
              <table:table-cell office:value-type="float" office:value="0.0764552954060348">
                <text:p>0.07645529540603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4">
                <text:p>45.4</text:p>
              </table:table-cell>
              <table:table-cell office:value-type="float" office:value="0.102075944777132">
                <text:p>0.1020759447771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">
                <text:p>45.5</text:p>
              </table:table-cell>
              <table:table-cell office:value-type="float" office:value="0.0861656303084291">
                <text:p>0.0861656303084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6">
                <text:p>45.6</text:p>
              </table:table-cell>
              <table:table-cell office:value-type="float" office:value="0.0770805393077116">
                <text:p>0.07708053930771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7">
                <text:p>45.7</text:p>
              </table:table-cell>
              <table:table-cell office:value-type="float" office:value="0.0775798075814348">
                <text:p>0.07757980758143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8">
                <text:p>45.8</text:p>
              </table:table-cell>
              <table:table-cell office:value-type="float" office:value="0.0671592084602409">
                <text:p>0.0671592084602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9">
                <text:p>45.9</text:p>
              </table:table-cell>
              <table:table-cell office:value-type="float" office:value="0.127107065934429">
                <text:p>0.127107065934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0.103023686774699">
                <text:p>0.1030236867746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">
                <text:p>46.1</text:p>
              </table:table-cell>
              <table:table-cell office:value-type="float" office:value="0.110896773684551">
                <text:p>0.1108967736845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">
                <text:p>46.2</text:p>
              </table:table-cell>
              <table:table-cell office:value-type="float" office:value="0.0739458505094892">
                <text:p>0.07394585050948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">
                <text:p>46.3</text:p>
              </table:table-cell>
              <table:table-cell office:value-type="float" office:value="0.0814195509714586">
                <text:p>0.08141955097145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">
                <text:p>46.4</text:p>
              </table:table-cell>
              <table:table-cell office:value-type="float" office:value="0.0950638567392539">
                <text:p>0.09506385673925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">
                <text:p>46.5</text:p>
              </table:table-cell>
              <table:table-cell office:value-type="float" office:value="0.101340859951397">
                <text:p>0.1013408599513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">
                <text:p>46.6</text:p>
              </table:table-cell>
              <table:table-cell office:value-type="float" office:value="0.0747926564477867">
                <text:p>0.07479265644778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">
                <text:p>46.7</text:p>
              </table:table-cell>
              <table:table-cell office:value-type="float" office:value="0.0866584695356948">
                <text:p>0.08665846953569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">
                <text:p>46.8</text:p>
              </table:table-cell>
              <table:table-cell office:value-type="float" office:value="0.0859064487353405">
                <text:p>0.08590644873534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">
                <text:p>46.9</text:p>
              </table:table-cell>
              <table:table-cell office:value-type="float" office:value="0.0840374775398226">
                <text:p>0.0840374775398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">
                <text:p>47</text:p>
              </table:table-cell>
              <table:table-cell office:value-type="float" office:value="0.0653315551486522">
                <text:p>0.06533155514865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">
                <text:p>47.1</text:p>
              </table:table-cell>
              <table:table-cell office:value-type="float" office:value="0.0837935515755301">
                <text:p>0.08379355157553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">
                <text:p>47.2</text:p>
              </table:table-cell>
              <table:table-cell office:value-type="float" office:value="0.0812125943722102">
                <text:p>0.08121259437221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">
                <text:p>47.3</text:p>
              </table:table-cell>
              <table:table-cell office:value-type="float" office:value="0.0765124134650729">
                <text:p>0.07651241346507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">
                <text:p>47.4</text:p>
              </table:table-cell>
              <table:table-cell office:value-type="float" office:value="0.068930082890264">
                <text:p>0.0689300828902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5">
                <text:p>47.5</text:p>
              </table:table-cell>
              <table:table-cell office:value-type="float" office:value="0.0801232117428489">
                <text:p>0.08012321174284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6">
                <text:p>47.6</text:p>
              </table:table-cell>
              <table:table-cell office:value-type="float" office:value="0.0862645359791011">
                <text:p>0.08626453597910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7">
                <text:p>47.7</text:p>
              </table:table-cell>
              <table:table-cell office:value-type="float" office:value="0.072860140501338">
                <text:p>0.0728601405013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">
                <text:p>47.8</text:p>
              </table:table-cell>
              <table:table-cell office:value-type="float" office:value="0.0677610158628541">
                <text:p>0.06776101586285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9">
                <text:p>47.9</text:p>
              </table:table-cell>
              <table:table-cell office:value-type="float" office:value="0.0717136795122695">
                <text:p>0.07171367951226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  <table:table-cell office:value-type="float" office:value="0.0889953813935041">
                <text:p>0.08899538139350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1">
                <text:p>48.1</text:p>
              </table:table-cell>
              <table:table-cell office:value-type="float" office:value="0.0733255842610989">
                <text:p>0.07332558426109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2">
                <text:p>48.2</text:p>
              </table:table-cell>
              <table:table-cell office:value-type="float" office:value="0.0797246191030893">
                <text:p>0.07972461910308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">
                <text:p>48.3</text:p>
              </table:table-cell>
              <table:table-cell office:value-type="float" office:value="0.101842034709206">
                <text:p>0.1018420347092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">
                <text:p>48.4</text:p>
              </table:table-cell>
              <table:table-cell office:value-type="float" office:value="0.0879863167373904">
                <text:p>0.08798631673739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">
                <text:p>48.5</text:p>
              </table:table-cell>
              <table:table-cell office:value-type="float" office:value="0.0771717082244225">
                <text:p>0.07717170822442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">
                <text:p>48.6</text:p>
              </table:table-cell>
              <table:table-cell office:value-type="float" office:value="0.100237526568822">
                <text:p>0.1002375265688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7">
                <text:p>48.7</text:p>
              </table:table-cell>
              <table:table-cell office:value-type="float" office:value="0.0668925073774494">
                <text:p>0.06689250737744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">
                <text:p>48.8</text:p>
              </table:table-cell>
              <table:table-cell office:value-type="float" office:value="0.0782282605253515">
                <text:p>0.07822826052535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">
                <text:p>48.9</text:p>
              </table:table-cell>
              <table:table-cell office:value-type="float" office:value="0.0797726829137154">
                <text:p>0.07977268291371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">
                <text:p>49</text:p>
              </table:table-cell>
              <table:table-cell office:value-type="float" office:value="0.0775413711524177">
                <text:p>0.07754137115241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">
                <text:p>49.1</text:p>
              </table:table-cell>
              <table:table-cell office:value-type="float" office:value="0.0776191215678628">
                <text:p>0.0776191215678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2">
                <text:p>49.2</text:p>
              </table:table-cell>
              <table:table-cell office:value-type="float" office:value="0.10040058447906">
                <text:p>0.100400584479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3">
                <text:p>49.3</text:p>
              </table:table-cell>
              <table:table-cell office:value-type="float" office:value="0.0824646589193132">
                <text:p>0.08246465891931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4">
                <text:p>49.4</text:p>
              </table:table-cell>
              <table:table-cell office:value-type="float" office:value="0.0854993202534218">
                <text:p>0.08549932025342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5">
                <text:p>49.5</text:p>
              </table:table-cell>
              <table:table-cell office:value-type="float" office:value="0.0791193802882254">
                <text:p>0.07911938028822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6">
                <text:p>49.6</text:p>
              </table:table-cell>
              <table:table-cell office:value-type="float" office:value="0.0697649962231111">
                <text:p>0.06976499622311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7">
                <text:p>49.7</text:p>
              </table:table-cell>
              <table:table-cell office:value-type="float" office:value="0.0850230901875867">
                <text:p>0.08502309018758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8">
                <text:p>49.8</text:p>
              </table:table-cell>
              <table:table-cell office:value-type="float" office:value="0.0749072673279244">
                <text:p>0.07490726732792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9">
                <text:p>49.9</text:p>
              </table:table-cell>
              <table:table-cell office:value-type="float" office:value="0.0944394917290162">
                <text:p>0.0944394917290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